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526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ta1" style:family="table" style:master-page-name="PageStyle_5f_T">
      <style:table-properties table:display="true" style:writing-mode="lr-tb"/>
    </style:style>
    <style:style style:name="ta2" style:family="table" style:master-page-name="PageStyle_5f_Q1">
      <style:table-properties table:display="true" style:writing-mode="lr-tb"/>
    </style:style>
    <style:style style:name="ta3" style:family="table" style:master-page-name="PageStyle_5f_Q1G">
      <style:table-properties table:display="true" style:writing-mode="lr-tb"/>
    </style:style>
    <style:style style:name="ta4" style:family="table" style:master-page-name="PageStyle_5f_QA">
      <style:table-properties table:display="true" style:writing-mode="lr-tb"/>
    </style:style>
    <style:style style:name="ta5" style:family="table" style:master-page-name="PageStyle_5f_QAG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3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" table:style-name="ta1">
        <office:forms form:automatic-focus="false" form:apply-design-mode="false"/>
        <table:shapes>
          <draw:frame draw:z-index="0" draw:name="Chart 1" draw:style-name="gr1" svg:width="16.005cm" svg:height="13.387cm" svg:x="23.242cm" svg:y="2.041cm">
            <draw:object draw:notify-on-update-of-ranges="T.C4:T.C135 T.B4:T.B1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49" table:default-cell-style-name="ce1"/>
        <table:table-column table:style-name="co5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ithout Bloqqer</text:p>
          </table:table-cell>
          <table:table-cell office:value-type="string">
            <text:p>With Bloqqer</text:p>
          </table:table-cell>
          <table:table-cell table:style-name="ce7" office:value-type="string" table:number-columns-spanned="2" table:number-rows-spanned="1">
            <text:p>Solved by both</text:p>
          </table:table-cell>
          <table:covered-table-cell table:style-name="ce9"/>
          <table:table-cell table:number-columns-repeated="1019"/>
        </table:table-row>
        <table:table-row table:style-name="ro2">
          <table:table-cell table:style-name="ce2" office:value-type="string">
            <text:p>Benchmark</text:p>
          </table:table-cell>
          <table:table-cell table:number-columns-repeated="2" table:style-name="ce4" office:value-type="string">
            <text:p>[CPU-sec]</text:p>
          </table:table-cell>
          <table:table-cell office:value-type="string">
            <text:p>Without Bloqqer</text:p>
          </table:table-cell>
          <table:table-cell office:value-type="string">
            <text:p>With Bloqqer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nr</text:p>
          </table:table-cell>
          <table:table-cell table:number-columns-repeated="4" table:style-name="ce5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q1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x1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x2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6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6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8n</text:p>
          </table:table-cell>
          <table:table-cell table:style-name="ce5" office:value-type="float" office:value="13.77">
            <text:p>13.7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.77">
            <text:p>13.77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8y</text:p>
          </table:table-cell>
          <table:table-cell table:style-name="ce5" office:value-type="float" office:value="12.36">
            <text:p>12.3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.36">
            <text:p>12.36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10n</text:p>
          </table:table-cell>
          <table:table-cell table:style-name="ce5" office:value-type="float" office:value="468.39">
            <text:p>468.3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68.39">
            <text:p>468.39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10y</text:p>
          </table:table-cell>
          <table:table-cell table:style-name="ce5" office:value-type="float" office:value="446.19">
            <text:p>446.1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46.19">
            <text:p>446.19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2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4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4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6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6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8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8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20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20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3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3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5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5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6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6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7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7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8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8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9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9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0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0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1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1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5n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5y</text:p>
          </table:table-cell>
          <table:table-cell table:style-name="ce5" office:value-type="float" office:value="6.42">
            <text:p>6.4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.42">
            <text:p>6.42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20n</text:p>
          </table:table-cell>
          <table:table-cell table:style-name="ce5" office:value-type="float" office:value="529.33">
            <text:p>529.33</text:p>
          </table:table-cell>
          <table:table-cell table:style-name="ce5" office:value-type="float" office:value="2.41">
            <text:p>2.41</text:p>
          </table:table-cell>
          <table:table-cell table:style-name="ce5" office:value-type="float" office:value="529.33">
            <text:p>529.33</text:p>
          </table:table-cell>
          <table:table-cell table:style-name="ce5" office:value-type="float" office:value="2.41">
            <text:p>2.4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20y</text:p>
          </table:table-cell>
          <table:table-cell table:style-name="ce5" office:value-type="float" office:value="583.47">
            <text:p>583.47</text:p>
          </table:table-cell>
          <table:table-cell table:style-name="ce5" office:value-type="float" office:value="1.83">
            <text:p>1.83</text:p>
          </table:table-cell>
          <table:table-cell table:style-name="ce5" office:value-type="float" office:value="583.47">
            <text:p>583.47</text:p>
          </table:table-cell>
          <table:table-cell table:style-name="ce5" office:value-type="float" office:value="1.83">
            <text:p>1.8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25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6.19">
            <text:p>1006.19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2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30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30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8n</text:p>
          </table:table-cell>
          <table:table-cell table:style-name="ce5" office:value-type="float" office:value="68.32">
            <text:p>68.3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8.32">
            <text:p>68.32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8y</text:p>
          </table:table-cell>
          <table:table-cell table:style-name="ce5" office:value-type="float" office:value="136.71">
            <text:p>136.7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.71">
            <text:p>136.71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8n</text:p>
          </table:table-cell>
          <table:table-cell table:style-name="ce5" office:value-type="float" office:value="304.07">
            <text:p>304.0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04.07">
            <text:p>304.07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8y</text:p>
          </table:table-cell>
          <table:table-cell table:style-name="ce5" office:value-type="float" office:value="79.9">
            <text:p>79.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9.9">
            <text:p>79.9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8.27">
            <text:p>48.2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12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1.69">
            <text:p>101.69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12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16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16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16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.62">
            <text:p>3.6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16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.22">
            <text:p>2.2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18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.08">
            <text:p>1.0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18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20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20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20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2.49">
            <text:p>12.49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20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2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9.05">
            <text:p>9.05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22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24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18.6">
            <text:p>218.6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24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638">
            <text:p>63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28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28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6544.6">
            <text:p>6544.6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2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4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5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6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7</text:p>
          </table:table-cell>
          <table:table-cell table:style-name="ce5" office:value-type="float" office:value="2.54">
            <text:p>2.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54">
            <text:p>2.54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8</text:p>
          </table:table-cell>
          <table:table-cell table:style-name="ce5" office:value-type="float" office:value="13.45">
            <text:p>13.4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.45">
            <text:p>13.45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9</text:p>
          </table:table-cell>
          <table:table-cell table:style-name="ce5" office:value-type="float" office:value="81.22">
            <text:p>81.2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.22">
            <text:p>81.22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10</text:p>
          </table:table-cell>
          <table:table-cell table:style-name="ce5" office:value-type="float" office:value="404.94">
            <text:p>404.9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04.94">
            <text:p>404.94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11</text:p>
          </table:table-cell>
          <table:table-cell table:style-name="ce5" office:value-type="float" office:value="2569.67">
            <text:p>2569.6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569.67">
            <text:p>2569.67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12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3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4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5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6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bs08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08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16n</text:p>
          </table:table-cell>
          <table:table-cell table:style-name="ce5" office:value-type="float" office:value="370.72">
            <text:p>370.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70.72">
            <text:p>370.72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16y</text:p>
          </table:table-cell>
          <table:table-cell table:style-name="ce5" office:value-type="float" office:value="374.63">
            <text:p>374.6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74.63">
            <text:p>374.63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32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bs32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bs64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bs6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bs128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bs128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6n</text:p>
          </table:table-cell>
          <table:table-cell table:style-name="ce5" office:value-type="float" office:value="3.56">
            <text:p>3.5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.56">
            <text:p>3.56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6y</text:p>
          </table:table-cell>
          <table:table-cell table:style-name="ce5" office:value-type="float" office:value="5.05">
            <text:p>5.0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.05">
            <text:p>5.05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8n</text:p>
          </table:table-cell>
          <table:table-cell table:style-name="ce5" office:value-type="float" office:value="233.72">
            <text:p>233.7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33.72">
            <text:p>233.72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8y</text:p>
          </table:table-cell>
          <table:table-cell table:style-name="ce5" office:value-type="float" office:value="183.75">
            <text:p>183.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83.75">
            <text:p>183.75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10n</text:p>
          </table:table-cell>
          <table:table-cell table:style-name="ce5" office:value-type="float" office:value="5643.02">
            <text:p>5643.02</text:p>
          </table:table-cell>
          <table:table-cell table:style-name="ce5" office:value-type="float" office:value="1.12">
            <text:p>1.12</text:p>
          </table:table-cell>
          <table:table-cell table:style-name="ce5" office:value-type="float" office:value="5643.02">
            <text:p>5643.02</text:p>
          </table:table-cell>
          <table:table-cell table:style-name="ce5" office:value-type="float" office:value="1.12">
            <text:p>1.1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10y</text:p>
          </table:table-cell>
          <table:table-cell table:style-name="ce5" office:value-type="float" office:value="3008.35">
            <text:p>3008.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008.35">
            <text:p>3008.35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9.24">
            <text:p>29.24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2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.12">
            <text:p>2.1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4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7.8">
            <text:p>37.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4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6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.2">
            <text:p>4.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6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58.88">
            <text:p>58.8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8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8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0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8.7">
            <text:p>18.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0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441.56">
            <text:p>4441.56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2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2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4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solved</text:p>
          </table:table-cell>
          <table:table-cell table:formula="of:=COUNTIF([.B4:.B135];&quot;&lt;10000&quot;)" office:value-type="float" office:value="73">
            <text:p>73</text:p>
          </table:table-cell>
          <table:table-cell table:formula="of:=COUNTIF([.C4:.C135];&quot;&lt;10000&quot;)" office:value-type="float" office:value="113">
            <text:p>113</text:p>
          </table:table-cell>
          <table:table-cell table:number-columns-repeated="1020"/>
          <table:table-cell/>
        </table:table-row>
        <table:table-row table:style-name="ro1">
          <table:table-cell office:value-type="string">
            <text:p>sum time</text:p>
          </table:table-cell>
          <table:table-cell table:formula="of:=SUMIF([.B4:.B135];&quot;&lt;10000&quot;)" office:value-type="float" office:value="15602.65">
            <text:p>15602.65</text:p>
          </table:table-cell>
          <table:table-cell table:formula="of:=SUMIF([.C4:.C135];&quot;&lt;10000&quot;)" office:value-type="float" office:value="13278.67">
            <text:p>13278.67</text:p>
          </table:table-cell>
          <table:table-cell table:formula="of:=SUM([.D4:.D135])" office:value-type="float" office:value="15602.65">
            <text:p>15602.65</text:p>
          </table:table-cell>
          <table:table-cell table:formula="of:=SUM([.E4:.E135])" office:value-type="float" office:value="78.36">
            <text:p>78.36</text:p>
          </table:table-cell>
          <table:table-cell table:number-columns-repeated="1018"/>
          <table:table-cell/>
        </table:table-row>
        <table:table-row table:style-name="ro1">
          <table:table-cell office:value-type="string">
            <text:p>avg time</text:p>
          </table:table-cell>
          <table:table-cell table:formula="of:=[.B139]/[.B138]" office:value-type="float" office:value="213.734931506849">
            <text:p>213.7349315069</text:p>
          </table:table-cell>
          <table:table-cell table:formula="of:=[.C139]/[.C138]" office:value-type="float" office:value="117.510353982301">
            <text:p>117.5103539823</text:p>
          </table:table-cell>
          <table:table-cell table:style-name="ce8" table:formula="of:=AVERAGE([.D4:.D135])" office:value-type="float" office:value="213.734931506849">
            <text:p>213.7349315069</text:p>
          </table:table-cell>
          <table:table-cell table:style-name="ce8" table:formula="of:=AVERAGE([.E4:.E135])" office:value-type="float" office:value="1.07342465753425">
            <text:p>1.0734246575</text:p>
          </table:table-cell>
          <table:table-cell table:number-columns-repeated="1019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" table:style-name="ta2">
        <office:forms form:automatic-focus="false" form:apply-design-mode="false"/>
        <table:shapes>
          <draw:frame draw:z-index="0" draw:name="Chart 2" draw:style-name="gr1" svg:width="16.008cm" svg:height="13.388cm" svg:x="22.16cm" svg:y="41.642cm">
            <draw:object draw:notify-on-update-of-ranges="Q1.H38:Q1.H38 Q1.C4:Q1.C210 Q1.B4:Q1.B210 Q1.H39:Q1.H39 T.C4:T.C135 T.B4:T.B1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1" draw:style-name="gr1" svg:width="16.005cm" svg:height="13.387cm" svg:x="22.22cm" svg:y="2.569cm">
            <draw:object draw:notify-on-update-of-ranges="Q1.B4:Q1.B210 Q1.C4:Q1.C2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" draw:style-name="gr1" svg:width="16.005cm" svg:height="13.387cm" svg:x="22.248cm" svg:y="17.979cm">
            <draw:object draw:notify-on-update-of-ranges="Q1.B4:Q1.B210 Q1.H38:Q1.H38 Q1.C4:Q1.C210 T.B4:T.B135 Q1.H39:Q1.H39 T.C4:T.C1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251" table:default-cell-style-name="ce1"/>
        <table:table-column table:style-name="co5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ithout Bloqqer</text:p>
          </table:table-cell>
          <table:table-cell office:value-type="string">
            <text:p>With Bloqqer</text:p>
          </table:table-cell>
          <table:table-cell table:style-name="ce7" office:value-type="string" table:number-columns-spanned="2" table:number-rows-spanned="1">
            <text:p>Solved by both</text:p>
          </table:table-cell>
          <table:covered-table-cell table:style-name="ce9"/>
          <table:table-cell table:number-columns-repeated="1019"/>
        </table:table-row>
        <table:table-row table:style-name="ro2">
          <table:table-cell table:style-name="ce2" office:value-type="string">
            <text:p>Benchmark</text:p>
          </table:table-cell>
          <table:table-cell table:number-columns-repeated="2" table:style-name="ce4" office:value-type="string">
            <text:p>[CPU-sec]</text:p>
          </table:table-cell>
          <table:table-cell office:value-type="string">
            <text:p>Without Bloqqer</text:p>
          </table:table-cell>
          <table:table-cell office:value-type="string">
            <text:p>With Bloqqer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unr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q1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x1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x2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6n</text:p>
          </table:table-cell>
          <table:table-cell table:style-name="ce5" office:value-type="float" office:value="1.19">
            <text:p>1.1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9">
            <text:p>1.19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6y</text:p>
          </table:table-cell>
          <table:table-cell table:style-name="ce5" office:value-type="float" office:value="1.12">
            <text:p>1.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2">
            <text:p>1.12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8n</text:p>
          </table:table-cell>
          <table:table-cell table:style-name="ce5" office:value-type="float" office:value="225.42">
            <text:p>225.42</text:p>
          </table:table-cell>
          <table:table-cell table:style-name="ce5" office:value-type="float" office:value="7.43">
            <text:p>7.43</text:p>
          </table:table-cell>
          <table:table-cell table:style-name="ce5" office:value-type="float" office:value="225.42">
            <text:p>225.42</text:p>
          </table:table-cell>
          <table:table-cell table:style-name="ce5" office:value-type="float" office:value="7.43">
            <text:p>7.4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8y</text:p>
          </table:table-cell>
          <table:table-cell table:style-name="ce5" office:value-type="float" office:value="244.71">
            <text:p>244.71</text:p>
          </table:table-cell>
          <table:table-cell table:style-name="ce5" office:value-type="float" office:value="1.87">
            <text:p>1.87</text:p>
          </table:table-cell>
          <table:table-cell table:style-name="ce5" office:value-type="float" office:value="244.71">
            <text:p>244.71</text:p>
          </table:table-cell>
          <table:table-cell table:style-name="ce5" office:value-type="float" office:value="1.87">
            <text:p>1.8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dd10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97.28">
            <text:p>197.2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0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3.51">
            <text:p>13.5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850.2">
            <text:p>4850.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2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4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6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6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8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18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20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d20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3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3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5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5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6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6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7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22">
            <text:p>1.2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22">
            <text:p>1.22</text:p>
          </table:table-cell>
          <table:table-cell table:number-columns-repeated="2"/>
          <table:table-cell office:value-type="string">
            <text:p>Learning-Based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nt7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2"/>
          <table:table-cell office:value-type="string">
            <text:p>Template-Based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nt8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.15">
            <text:p>3.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.15">
            <text:p>3.1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8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05">
            <text:p>1.0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05">
            <text:p>1.0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9n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8.04">
            <text:p>8.04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8.04">
            <text:p>8.0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9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75">
            <text:p>2.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0n</text:p>
          </table:table-cell>
          <table:table-cell table:style-name="ce5" office:value-type="float" office:value="2.62">
            <text:p>2.62</text:p>
          </table:table-cell>
          <table:table-cell table:style-name="ce5" office:value-type="float" office:value="17.78">
            <text:p>17.78</text:p>
          </table:table-cell>
          <table:table-cell table:style-name="ce5" office:value-type="float" office:value="2.62">
            <text:p>2.62</text:p>
          </table:table-cell>
          <table:table-cell table:style-name="ce5" office:value-type="float" office:value="17.78">
            <text:p>17.7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0y</text:p>
          </table:table-cell>
          <table:table-cell table:style-name="ce5" office:value-type="float" office:value="1.24">
            <text:p>1.24</text:p>
          </table:table-cell>
          <table:table-cell table:style-name="ce5" office:value-type="float" office:value="5.86">
            <text:p>5.86</text:p>
          </table:table-cell>
          <table:table-cell table:style-name="ce5" office:value-type="float" office:value="1.24">
            <text:p>1.24</text:p>
          </table:table-cell>
          <table:table-cell table:style-name="ce5" office:value-type="float" office:value="5.86">
            <text:p>5.8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1n</text:p>
          </table:table-cell>
          <table:table-cell table:style-name="ce5" office:value-type="float" office:value="6.23">
            <text:p>6.23</text:p>
          </table:table-cell>
          <table:table-cell table:style-name="ce5" office:value-type="float" office:value="42.92">
            <text:p>42.92</text:p>
          </table:table-cell>
          <table:table-cell table:style-name="ce5" office:value-type="float" office:value="6.23">
            <text:p>6.23</text:p>
          </table:table-cell>
          <table:table-cell table:style-name="ce5" office:value-type="float" office:value="42.92">
            <text:p>42.9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1y</text:p>
          </table:table-cell>
          <table:table-cell table:style-name="ce5" office:value-type="float" office:value="2.97">
            <text:p>2.97</text:p>
          </table:table-cell>
          <table:table-cell table:style-name="ce5" office:value-type="float" office:value="14.1">
            <text:p>14.1</text:p>
          </table:table-cell>
          <table:table-cell table:style-name="ce5" office:value-type="float" office:value="2.97">
            <text:p>2.97</text:p>
          </table:table-cell>
          <table:table-cell table:style-name="ce5" office:value-type="float" office:value="14.1">
            <text:p>14.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5n</text:p>
          </table:table-cell>
          <table:table-cell table:style-name="ce5" office:value-type="float" office:value="169.5">
            <text:p>169.5</text:p>
          </table:table-cell>
          <table:table-cell table:style-name="ce5" office:value-type="float" office:value="1399.26">
            <text:p>1399.26</text:p>
          </table:table-cell>
          <table:table-cell table:style-name="ce5" office:value-type="float" office:value="169.5">
            <text:p>169.5</text:p>
          </table:table-cell>
          <table:table-cell table:style-name="ce5" office:value-type="float" office:value="1399.26">
            <text:p>1399.2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15y</text:p>
          </table:table-cell>
          <table:table-cell table:style-name="ce5" office:value-type="float" office:value="81.69">
            <text:p>81.69</text:p>
          </table:table-cell>
          <table:table-cell table:style-name="ce5" office:value-type="float" office:value="482.36">
            <text:p>482.36</text:p>
          </table:table-cell>
          <table:table-cell table:style-name="ce5" office:value-type="float" office:value="81.69">
            <text:p>81.69</text:p>
          </table:table-cell>
          <table:table-cell table:style-name="ce5" office:value-type="float" office:value="482.36">
            <text:p>482.3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nt20n</text:p>
          </table:table-cell>
          <table:table-cell table:style-name="ce5" office:value-type="float" office:value="9117.61">
            <text:p>9117.61</text:p>
          </table:table-cell>
          <table:table-cell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20y</text:p>
          </table:table-cell>
          <table:table-cell table:style-name="ce5" office:value-type="float" office:value="4569.32">
            <text:p>4569.32</text:p>
          </table:table-cell>
          <table:table-cell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25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2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30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nt30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8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8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8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8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12n</text:p>
          </table:table-cell>
          <table:table-cell table:style-name="ce5" office:value-type="float" office:value="1.97">
            <text:p>1.9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97">
            <text:p>1.97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12y</text:p>
          </table:table-cell>
          <table:table-cell table:style-name="ce5" office:value-type="float" office:value="1.34">
            <text:p>1.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34">
            <text:p>1.34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1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1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16n</text:p>
          </table:table-cell>
          <table:table-cell table:style-name="ce5" office:value-type="float" office:value="56.16">
            <text:p>56.1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6.16">
            <text:p>56.16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16y</text:p>
          </table:table-cell>
          <table:table-cell table:style-name="ce5" office:value-type="float" office:value="38.87">
            <text:p>38.8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8.87">
            <text:p>38.87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16n</text:p>
          </table:table-cell>
          <table:table-cell table:style-name="ce5" office:value-type="float" office:value="6.65">
            <text:p>6.6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.65">
            <text:p>6.65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16y</text:p>
          </table:table-cell>
          <table:table-cell table:style-name="ce5" office:value-type="float" office:value="2.44">
            <text:p>2.4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44">
            <text:p>2.44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18n</text:p>
          </table:table-cell>
          <table:table-cell table:style-name="ce5" office:value-type="float" office:value="31.83">
            <text:p>31.8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1.83">
            <text:p>31.83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18y</text:p>
          </table:table-cell>
          <table:table-cell table:style-name="ce5" office:value-type="float" office:value="12.31">
            <text:p>12.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.31">
            <text:p>12.31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20n</text:p>
          </table:table-cell>
          <table:table-cell table:style-name="ce5" office:value-type="float" office:value="1580.96">
            <text:p>1580.96</text:p>
          </table:table-cell>
          <table:table-cell table:style-name="ce5" office:value-type="float" office:value="1.24">
            <text:p>1.24</text:p>
          </table:table-cell>
          <table:table-cell table:style-name="ce5" office:value-type="float" office:value="1580.96">
            <text:p>1580.96</text:p>
          </table:table-cell>
          <table:table-cell table:style-name="ce5" office:value-type="float" office:value="1.24">
            <text:p>1.2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20y</text:p>
          </table:table-cell>
          <table:table-cell table:style-name="ce5" office:value-type="float" office:value="1154.9">
            <text:p>1154.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54.9">
            <text:p>1154.9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0n</text:p>
          </table:table-cell>
          <table:table-cell table:style-name="ce5" office:value-type="float" office:value="162.04">
            <text:p>162.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62.04">
            <text:p>162.04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0y</text:p>
          </table:table-cell>
          <table:table-cell table:style-name="ce5" office:value-type="float" office:value="67.26">
            <text:p>67.2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7.26">
            <text:p>67.26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2n</text:p>
          </table:table-cell>
          <table:table-cell table:style-name="ce5" office:value-type="float" office:value="875.07">
            <text:p>875.0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75.07">
            <text:p>875.07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2y</text:p>
          </table:table-cell>
          <table:table-cell table:style-name="ce5" office:value-type="float" office:value="404.58">
            <text:p>404.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04.58">
            <text:p>404.58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4n</text:p>
          </table:table-cell>
          <table:table-cell table:style-name="ce5" office:value-type="float" office:value="5498.11">
            <text:p>5498.1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498.11">
            <text:p>5498.11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4y</text:p>
          </table:table-cell>
          <table:table-cell table:style-name="ce5" office:value-type="float" office:value="2663.34">
            <text:p>2663.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663.34">
            <text:p>2663.34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vs28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vs28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2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4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5</text:p>
          </table:table-cell>
          <table:table-cell table:style-name="ce5" office:value-type="float" office:value="8.05">
            <text:p>8.0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.05">
            <text:p>8.05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6</text:p>
          </table:table-cell>
          <table:table-cell table:style-name="ce5" office:value-type="float" office:value="351.19">
            <text:p>351.1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51.19">
            <text:p>351.19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lt7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.07">
            <text:p>4.0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8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8.5">
            <text:p>18.5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9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36.58">
            <text:p>336.5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0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114.93">
            <text:p>2114.93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1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2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3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4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5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mult16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bs08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08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16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16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3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3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64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32">
            <text:p>1.3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32">
            <text:p>1.3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64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34">
            <text:p>1.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34">
            <text:p>1.3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128n</text:p>
          </table:table-cell>
          <table:table-cell table:style-name="ce5" office:value-type="float" office:value="2.31">
            <text:p>2.31</text:p>
          </table:table-cell>
          <table:table-cell table:style-name="ce5" office:value-type="float" office:value="5.38">
            <text:p>5.38</text:p>
          </table:table-cell>
          <table:table-cell table:style-name="ce5" office:value-type="float" office:value="2.31">
            <text:p>2.31</text:p>
          </table:table-cell>
          <table:table-cell table:style-name="ce5" office:value-type="float" office:value="5.38">
            <text:p>5.3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bs128y</text:p>
          </table:table-cell>
          <table:table-cell table:style-name="ce5" office:value-type="float" office:value="2.15">
            <text:p>2.15</text:p>
          </table:table-cell>
          <table:table-cell table:style-name="ce5" office:value-type="float" office:value="5.43">
            <text:p>5.43</text:p>
          </table:table-cell>
          <table:table-cell table:style-name="ce5" office:value-type="float" office:value="2.15">
            <text:p>2.15</text:p>
          </table:table-cell>
          <table:table-cell table:style-name="ce5" office:value-type="float" office:value="5.43">
            <text:p>5.4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2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2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4n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4y</text:p>
          </table:table-cell>
          <table:table-cell table:number-columns-repeated="4"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6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.6">
            <text:p>3.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.6">
            <text:p>3.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6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06">
            <text:p>2.0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06">
            <text:p>2.0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8n</text:p>
          </table:table-cell>
          <table:table-cell table:style-name="ce5" office:value-type="float" office:value="29.38">
            <text:p>29.38</text:p>
          </table:table-cell>
          <table:table-cell table:style-name="ce5" office:value-type="float" office:value="38.83">
            <text:p>38.83</text:p>
          </table:table-cell>
          <table:table-cell table:style-name="ce5" office:value-type="float" office:value="29.38">
            <text:p>29.38</text:p>
          </table:table-cell>
          <table:table-cell table:style-name="ce5" office:value-type="float" office:value="38.83">
            <text:p>38.8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8y</text:p>
          </table:table-cell>
          <table:table-cell table:style-name="ce5" office:value-type="float" office:value="17.46">
            <text:p>17.46</text:p>
          </table:table-cell>
          <table:table-cell table:style-name="ce5" office:value-type="float" office:value="21.26">
            <text:p>21.26</text:p>
          </table:table-cell>
          <table:table-cell table:style-name="ce5" office:value-type="float" office:value="17.46">
            <text:p>17.46</text:p>
          </table:table-cell>
          <table:table-cell table:style-name="ce5" office:value-type="float" office:value="21.26">
            <text:p>21.2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10n</text:p>
          </table:table-cell>
          <table:table-cell table:style-name="ce5" office:value-type="float" office:value="1851.95">
            <text:p>1851.95</text:p>
          </table:table-cell>
          <table:table-cell table:style-name="ce5" office:value-type="float" office:value="359.47">
            <text:p>359.47</text:p>
          </table:table-cell>
          <table:table-cell table:style-name="ce5" office:value-type="float" office:value="1851.95">
            <text:p>1851.95</text:p>
          </table:table-cell>
          <table:table-cell table:style-name="ce5" office:value-type="float" office:value="359.47">
            <text:p>359.4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10y</text:p>
          </table:table-cell>
          <table:table-cell table:style-name="ce5" office:value-type="float" office:value="565.21">
            <text:p>565.21</text:p>
          </table:table-cell>
          <table:table-cell table:style-name="ce5" office:value-type="float" office:value="198.83">
            <text:p>198.83</text:p>
          </table:table-cell>
          <table:table-cell table:style-name="ce5" office:value-type="float" office:value="565.21">
            <text:p>565.21</text:p>
          </table:table-cell>
          <table:table-cell table:style-name="ce5" office:value-type="float" office:value="198.83">
            <text:p>198.8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tay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290">
            <text:p>229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2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116.18">
            <text:p>1116.1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4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4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7055.67">
            <text:p>7055.67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6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6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8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18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0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0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2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2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4n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tay2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c3y</text:p>
          </table:table-cell>
          <table:table-cell table:style-name="ce5" office:value-type="float" office:value="36.86">
            <text:p>36.86</text:p>
          </table:table-cell>
          <table:table-cell table:style-name="ce5" office:value-type="float" office:value="143.39">
            <text:p>143.39</text:p>
          </table:table-cell>
          <table:table-cell table:style-name="ce5" office:value-type="float" office:value="36.86">
            <text:p>36.86</text:p>
          </table:table-cell>
          <table:table-cell table:style-name="ce5" office:value-type="float" office:value="143.39">
            <text:p>143.3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enbuf2c3y</text:p>
          </table:table-cell>
          <table:table-cell table:style-name="ce5" office:value-type="float" office:value="497.95">
            <text:p>497.95</text:p>
          </table:table-cell>
          <table:table-cell table:style-name="ce5" office:value-type="float" office:value="757.71">
            <text:p>757.71</text:p>
          </table:table-cell>
          <table:table-cell table:style-name="ce5" office:value-type="float" office:value="497.95">
            <text:p>497.95</text:p>
          </table:table-cell>
          <table:table-cell table:style-name="ce5" office:value-type="float" office:value="757.71">
            <text:p>757.7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enbuf3c3y</text:p>
          </table:table-cell>
          <table:table-cell table:style-name="ce5" office:value-type="float" office:value="7293.77">
            <text:p>7293.77</text:p>
          </table:table-cell>
          <table:table-cell table:style-name="ce5" office:value-type="float" office:value="7701.24">
            <text:p>7701.24</text:p>
          </table:table-cell>
          <table:table-cell table:style-name="ce5" office:value-type="float" office:value="7293.77">
            <text:p>7293.77</text:p>
          </table:table-cell>
          <table:table-cell table:style-name="ce5" office:value-type="float" office:value="7701.24">
            <text:p>7701.2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enbuf4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5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6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7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8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9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0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1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2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3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4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5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6c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b4y</text:p>
          </table:table-cell>
          <table:table-cell table:style-name="ce5" office:value-type="float" office:value="76.33">
            <text:p>76.33</text:p>
          </table:table-cell>
          <table:table-cell table:style-name="ce5" office:value-type="float" office:value="327.04">
            <text:p>327.04</text:p>
          </table:table-cell>
          <table:table-cell table:style-name="ce5" office:value-type="float" office:value="76.33">
            <text:p>76.33</text:p>
          </table:table-cell>
          <table:table-cell table:style-name="ce5" office:value-type="float" office:value="327.04">
            <text:p>327.0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enbuf2b4y</text:p>
          </table:table-cell>
          <table:table-cell table:style-name="ce5" office:value-type="float" office:value="2438.11">
            <text:p>2438.11</text:p>
          </table:table-cell>
          <table:table-cell table:style-name="ce5" office:value-type="float" office:value="4003.23">
            <text:p>4003.23</text:p>
          </table:table-cell>
          <table:table-cell table:style-name="ce5" office:value-type="float" office:value="2438.11">
            <text:p>2438.11</text:p>
          </table:table-cell>
          <table:table-cell table:style-name="ce5" office:value-type="float" office:value="4003.23">
            <text:p>4003.2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enbuf3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4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5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6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7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8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9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0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1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2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3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4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5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6b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f4y</text:p>
          </table:table-cell>
          <table:table-cell table:style-name="ce5" office:value-type="float" office:value="49.15">
            <text:p>49.15</text:p>
          </table:table-cell>
          <table:table-cell table:style-name="ce5" office:value-type="float" office:value="209.24">
            <text:p>209.24</text:p>
          </table:table-cell>
          <table:table-cell table:style-name="ce5" office:value-type="float" office:value="49.15">
            <text:p>49.15</text:p>
          </table:table-cell>
          <table:table-cell table:style-name="ce5" office:value-type="float" office:value="209.24">
            <text:p>209.2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enbuf2f4y</text:p>
          </table:table-cell>
          <table:table-cell table:style-name="ce5" office:value-type="float" office:value="1090.66">
            <text:p>1090.66</text:p>
          </table:table-cell>
          <table:table-cell table:style-name="ce5" office:value-type="float" office:value="1455.92">
            <text:p>1455.92</text:p>
          </table:table-cell>
          <table:table-cell table:style-name="ce5" office:value-type="float" office:value="1090.66">
            <text:p>1090.66</text:p>
          </table:table-cell>
          <table:table-cell table:style-name="ce5" office:value-type="float" office:value="1455.92">
            <text:p>1455.9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enbuf3f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4f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5f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6f6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7f7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8f8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9f9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0f10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1f11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2f12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3f1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4f14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5f1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genbuf16f16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2c7y</text:p>
          </table:table-cell>
          <table:table-cell table:style-name="ce5" office:value-type="float" office:value="1925.3">
            <text:p>1925.3</text:p>
          </table:table-cell>
          <table:table-cell table:style-name="ce5" office:value-type="float" office:value="678.45">
            <text:p>678.45</text:p>
          </table:table-cell>
          <table:table-cell table:style-name="ce5" office:value-type="float" office:value="1925.3">
            <text:p>1925.3</text:p>
          </table:table-cell>
          <table:table-cell table:style-name="ce5" office:value-type="float" office:value="678.45">
            <text:p>678.4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mba3c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4c7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5c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6c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7c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8c7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9c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10c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2b9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5392.46">
            <text:p>5392.46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3b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4b9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5b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6b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7b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8b6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9b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10b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2f9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396.63">
            <text:p>4396.63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3f9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4f2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5f17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6f21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7f25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8f57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9f33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mba10f37y</text:p>
          </table:table-cell>
          <table:table-cell table:number-columns-repeated="2" table:style-name="ce5" office:value-type="float" office:value="10000">
            <text:p>10000</text:p>
          </table:table-cell>
          <table:table-cell table:style-name="ce5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lved</text:p>
          </table:table-cell>
          <table:table-cell table:formula="of:=COUNTIF([.B4:.B210];&quot;&lt;10000&quot;)" office:value-type="float" office:value="98">
            <text:p>98</text:p>
          </table:table-cell>
          <table:table-cell table:formula="of:=COUNTIF([.C4:.C210];&quot;&lt;10000&quot;)" office:value-type="float" office:value="110">
            <text:p>110</text:p>
          </table:table-cell>
          <table:table-cell table:number-columns-repeated="1020"/>
          <table:table-cell/>
        </table:table-row>
        <table:table-row table:style-name="ro1">
          <table:table-cell office:value-type="string">
            <text:p>sum time</text:p>
          </table:table-cell>
          <table:table-cell table:formula="of:=SUMIF([.B4:.B210];&quot;&lt;10000&quot;)" office:value-type="float" office:value="43271.37">
            <text:p>43271.37</text:p>
          </table:table-cell>
          <table:table-cell table:formula="of:=SUMIF([.C4:.C210];&quot;&lt;10000&quot;)" office:value-type="float" office:value="45754.78">
            <text:p>45754.78</text:p>
          </table:table-cell>
          <table:table-cell table:formula="of:=SUM([.D4:.D210])" office:value-type="float" office:value="29584.44">
            <text:p>29584.44</text:p>
          </table:table-cell>
          <table:table-cell table:formula="of:=SUM([.E4:.E210])" office:value-type="float" office:value="17966.77">
            <text:p>17966.77</text:p>
          </table:table-cell>
          <table:table-cell table:number-columns-repeated="1018"/>
          <table:table-cell/>
        </table:table-row>
        <table:table-row table:style-name="ro1">
          <table:table-cell office:value-type="string">
            <text:p>avg time</text:p>
          </table:table-cell>
          <table:table-cell table:formula="of:=[.B214]/[.B213]" office:value-type="float" office:value="441.544591836735">
            <text:p>441.5445918367</text:p>
          </table:table-cell>
          <table:table-cell table:formula="of:=[.C214]/[.C213]" office:value-type="float" office:value="415.952545454545">
            <text:p>415.9525454545</text:p>
          </table:table-cell>
          <table:table-cell table:style-name="ce8" table:formula="of:=AVERAGE([.D4:.D210])" office:value-type="float" office:value="308.17125">
            <text:p>308.17125</text:p>
          </table:table-cell>
          <table:table-cell table:style-name="ce8" table:formula="of:=AVERAGE([.E4:.E210])" office:value-type="float" office:value="187.153854166667">
            <text:p>187.1538541667</text:p>
          </table:table-cell>
          <table:table-cell table:number-columns-repeated="1019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G" table:style-name="ta3">
        <office:forms form:automatic-focus="false" form:apply-design-mode="false"/>
        <table:shapes>
          <draw:frame draw:z-index="0" draw:name="Chart 1" draw:style-name="gr1" svg:width="16.005cm" svg:height="13.387cm" svg:x="13.107cm" svg:y="4.034cm">
            <draw:object draw:notify-on-update-of-ranges="Q1G.B4:Q1G.B210 Q1G.C4:Q1G.C2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ce1"/>
        <table:table-column table:style-name="co2" table:number-columns-repeated="2" table:default-cell-style-name="ce1"/>
        <table:table-column table:style-name="co5" table:number-columns-repeated="253" table:default-cell-style-name="ce1"/>
        <table:table-column table:style-name="co5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ithout Bloqqer</text:p>
          </table:table-cell>
          <table:table-cell office:value-type="string">
            <text:p>With Bloqq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enchmark</text:p>
          </table:table-cell>
          <table:table-cell table:number-columns-repeated="2" table:style-name="ce4" office:value-type="string">
            <text:p>[CPU-sec]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nr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q1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x1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x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6n</text:p>
          </table:table-cell>
          <table:table-cell table:style-name="ce5" office:value-type="float" office:value="1.26">
            <text:p>1.26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6y</text:p>
          </table:table-cell>
          <table:table-cell table:style-name="ce5" office:value-type="float" office:value="1.18">
            <text:p>1.18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8n</text:p>
          </table:table-cell>
          <table:table-cell table:style-name="ce5" office:value-type="float" office:value="278.74">
            <text:p>278.74</text:p>
          </table:table-cell>
          <table:table-cell table:style-name="ce5" office:value-type="float" office:value="3.17">
            <text:p>3.1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8y</text:p>
          </table:table-cell>
          <table:table-cell table:style-name="ce5" office:value-type="float" office:value="241.7">
            <text:p>241.7</text:p>
          </table:table-cell>
          <table:table-cell table:style-name="ce5" office:value-type="float" office:value="2.26">
            <text:p>2.2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0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69.14">
            <text:p>169.1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0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3.41">
            <text:p>43.4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2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2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4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6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8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8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5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5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6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8">
            <text:p>1.1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6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7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.31">
            <text:p>3.3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7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8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.8">
            <text:p>8.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8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4">
            <text:p>2.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9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2.83">
            <text:p>22.8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9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.35">
            <text:p>6.3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0n</text:p>
          </table:table-cell>
          <table:table-cell table:style-name="ce5" office:value-type="float" office:value="4.83">
            <text:p>4.83</text:p>
          </table:table-cell>
          <table:table-cell table:style-name="ce5" office:value-type="float" office:value="56.72">
            <text:p>56.7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0y</text:p>
          </table:table-cell>
          <table:table-cell table:style-name="ce5" office:value-type="float" office:value="2.28">
            <text:p>2.28</text:p>
          </table:table-cell>
          <table:table-cell table:style-name="ce5" office:value-type="float" office:value="14.95">
            <text:p>14.9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1n</text:p>
          </table:table-cell>
          <table:table-cell table:style-name="ce5" office:value-type="float" office:value="11.49">
            <text:p>11.49</text:p>
          </table:table-cell>
          <table:table-cell table:style-name="ce5" office:value-type="float" office:value="140.22">
            <text:p>140.2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1y</text:p>
          </table:table-cell>
          <table:table-cell table:style-name="ce5" office:value-type="float" office:value="5.48">
            <text:p>5.48</text:p>
          </table:table-cell>
          <table:table-cell table:style-name="ce5" office:value-type="float" office:value="36.89">
            <text:p>36.8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5n</text:p>
          </table:table-cell>
          <table:table-cell table:style-name="ce5" office:value-type="float" office:value="322.87">
            <text:p>322.87</text:p>
          </table:table-cell>
          <table:table-cell table:style-name="ce5" office:value-type="float" office:value="4510.01">
            <text:p>4510.0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5y</text:p>
          </table:table-cell>
          <table:table-cell table:style-name="ce5" office:value-type="float" office:value="147.6">
            <text:p>147.6</text:p>
          </table:table-cell>
          <table:table-cell table:style-name="ce5" office:value-type="float" office:value="1331.45">
            <text:p>1331.4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0y</text:p>
          </table:table-cell>
          <table:table-cell table:style-name="ce5" office:value-type="float" office:value="8330.38">
            <text:p>8330.38</text:p>
          </table:table-cell>
          <table:table-cell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5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8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8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8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8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2n</text:p>
          </table:table-cell>
          <table:table-cell table:style-name="ce5" office:value-type="float" office:value="3.89">
            <text:p>3.89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2y</text:p>
          </table:table-cell>
          <table:table-cell table:style-name="ce5" office:value-type="float" office:value="2.4">
            <text:p>2.4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6n</text:p>
          </table:table-cell>
          <table:table-cell table:style-name="ce5" office:value-type="float" office:value="112.8">
            <text:p>112.8</text:p>
          </table:table-cell>
          <table:table-cell table:style-name="ce5" office:value-type="float" office:value="1.43">
            <text:p>1.4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6y</text:p>
          </table:table-cell>
          <table:table-cell table:style-name="ce5" office:value-type="float" office:value="71.19">
            <text:p>71.19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6n</text:p>
          </table:table-cell>
          <table:table-cell table:style-name="ce5" office:value-type="float" office:value="7.52">
            <text:p>7.52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6y</text:p>
          </table:table-cell>
          <table:table-cell table:style-name="ce5" office:value-type="float" office:value="1.06">
            <text:p>1.06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8n</text:p>
          </table:table-cell>
          <table:table-cell table:style-name="ce5" office:value-type="float" office:value="35.41">
            <text:p>35.41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8y</text:p>
          </table:table-cell>
          <table:table-cell table:style-name="ce5" office:value-type="float" office:value="5.44">
            <text:p>5.44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0n</text:p>
          </table:table-cell>
          <table:table-cell table:style-name="ce5" office:value-type="float" office:value="2876.36">
            <text:p>2876.36</text:p>
          </table:table-cell>
          <table:table-cell table:style-name="ce5" office:value-type="float" office:value="2.34">
            <text:p>2.3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0y</text:p>
          </table:table-cell>
          <table:table-cell table:style-name="ce5" office:value-type="float" office:value="1823.42">
            <text:p>1823.42</text:p>
          </table:table-cell>
          <table:table-cell table:style-name="ce5" office:value-type="float" office:value="1.32">
            <text:p>1.3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0n</text:p>
          </table:table-cell>
          <table:table-cell table:style-name="ce5" office:value-type="float" office:value="157.35">
            <text:p>157.35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0y</text:p>
          </table:table-cell>
          <table:table-cell table:style-name="ce5" office:value-type="float" office:value="28.19">
            <text:p>28.19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2n</text:p>
          </table:table-cell>
          <table:table-cell table:style-name="ce5" office:value-type="float" office:value="787.21">
            <text:p>787.21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2y</text:p>
          </table:table-cell>
          <table:table-cell table:style-name="ce5" office:value-type="float" office:value="170.33">
            <text:p>170.33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4n</text:p>
          </table:table-cell>
          <table:table-cell table:style-name="ce5" office:value-type="float" office:value="4215.93">
            <text:p>4215.93</text:p>
          </table:table-cell>
          <table:table-cell table:style-name="ce5" office:value-type="float" office:value="1.16">
            <text:p>1.1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4y</text:p>
          </table:table-cell>
          <table:table-cell table:style-name="ce5" office:value-type="float" office:value="1129.51">
            <text:p>1129.51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8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.49">
            <text:p>1.4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8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4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5</text:p>
          </table:table-cell>
          <table:table-cell table:style-name="ce5" office:value-type="float" office:value="7.33">
            <text:p>7.33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6</text:p>
          </table:table-cell>
          <table:table-cell table:style-name="ce5" office:value-type="float" office:value="308.11">
            <text:p>308.11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7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.9">
            <text:p>3.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8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7.85">
            <text:p>17.8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9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37.13">
            <text:p>337.1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0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232.21">
            <text:p>2232.2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1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2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3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4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5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6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08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08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6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26">
            <text:p>1.2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6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62">
            <text:p>1.6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32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73">
            <text:p>1.7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32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29">
            <text:p>2.2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64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2.28">
            <text:p>22.2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64y</text:p>
          </table:table-cell>
          <table:table-cell table:style-name="ce5" office:value-type="float" office:value="1.09">
            <text:p>1.09</text:p>
          </table:table-cell>
          <table:table-cell table:style-name="ce5" office:value-type="float" office:value="45.04">
            <text:p>45.0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28n</text:p>
          </table:table-cell>
          <table:table-cell table:style-name="ce5" office:value-type="float" office:value="7.18">
            <text:p>7.18</text:p>
          </table:table-cell>
          <table:table-cell table:style-name="ce5" office:value-type="float" office:value="201.4">
            <text:p>201.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28y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395.84">
            <text:p>395.8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6n</text:p>
          </table:table-cell>
          <table:table-cell table:style-name="ce5" office:value-type="float" office:value="1.18">
            <text:p>1.18</text:p>
          </table:table-cell>
          <table:table-cell table:style-name="ce5" office:value-type="float" office:value="6.87">
            <text:p>6.8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6y</text:p>
          </table:table-cell>
          <table:table-cell table:style-name="ce5" office:value-type="float" office:value="1.13">
            <text:p>1.13</text:p>
          </table:table-cell>
          <table:table-cell table:style-name="ce5" office:value-type="float" office:value="3.48">
            <text:p>3.4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8n</text:p>
          </table:table-cell>
          <table:table-cell table:style-name="ce5" office:value-type="float" office:value="34.79">
            <text:p>34.79</text:p>
          </table:table-cell>
          <table:table-cell table:style-name="ce5" office:value-type="float" office:value="74.95">
            <text:p>74.9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8y</text:p>
          </table:table-cell>
          <table:table-cell table:style-name="ce5" office:value-type="float" office:value="27.66">
            <text:p>27.66</text:p>
          </table:table-cell>
          <table:table-cell table:style-name="ce5" office:value-type="float" office:value="36.75">
            <text:p>36.7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0n</text:p>
          </table:table-cell>
          <table:table-cell table:style-name="ce5" office:value-type="float" office:value="1772.24">
            <text:p>1772.24</text:p>
          </table:table-cell>
          <table:table-cell table:style-name="ce5" office:value-type="float" office:value="687.34">
            <text:p>687.3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0y</text:p>
          </table:table-cell>
          <table:table-cell table:style-name="ce5" office:value-type="float" office:value="1110.62">
            <text:p>1110.62</text:p>
          </table:table-cell>
          <table:table-cell table:style-name="ce5" office:value-type="float" office:value="338.76">
            <text:p>338.7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617.48">
            <text:p>4617.4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2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119.31">
            <text:p>2119.3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4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6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8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8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2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2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4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c3y</text:p>
          </table:table-cell>
          <table:table-cell table:style-name="ce5" office:value-type="float" office:value="17.67">
            <text:p>17.67</text:p>
          </table:table-cell>
          <table:table-cell table:style-name="ce5" office:value-type="float" office:value="133.13">
            <text:p>133.1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2c3y</text:p>
          </table:table-cell>
          <table:table-cell table:style-name="ce5" office:value-type="float" office:value="167.37">
            <text:p>167.37</text:p>
          </table:table-cell>
          <table:table-cell table:style-name="ce5" office:value-type="float" office:value="361.1">
            <text:p>361.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3c3y</text:p>
          </table:table-cell>
          <table:table-cell table:style-name="ce5" office:value-type="float" office:value="1432.19">
            <text:p>1432.19</text:p>
          </table:table-cell>
          <table:table-cell table:style-name="ce5" office:value-type="float" office:value="515.05">
            <text:p>515.0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4c3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470.89">
            <text:p>1470.8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5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6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7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8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9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0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1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2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3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4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5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6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b4y</text:p>
          </table:table-cell>
          <table:table-cell table:style-name="ce5" office:value-type="float" office:value="14.83">
            <text:p>14.83</text:p>
          </table:table-cell>
          <table:table-cell table:style-name="ce5" office:value-type="float" office:value="115.45">
            <text:p>115.4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2b4y</text:p>
          </table:table-cell>
          <table:table-cell table:style-name="ce5" office:value-type="float" office:value="147.64">
            <text:p>147.64</text:p>
          </table:table-cell>
          <table:table-cell table:style-name="ce5" office:value-type="float" office:value="223.27">
            <text:p>223.2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3b4y</text:p>
          </table:table-cell>
          <table:table-cell table:style-name="ce5" office:value-type="float" office:value="2414.06">
            <text:p>2414.06</text:p>
          </table:table-cell>
          <table:table-cell table:style-name="ce5" office:value-type="float" office:value="1388.81">
            <text:p>1388.8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4b4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402.33">
            <text:p>8402.3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5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6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7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8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9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0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1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2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3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4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5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6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f4y</text:p>
          </table:table-cell>
          <table:table-cell table:style-name="ce5" office:value-type="float" office:value="20.69">
            <text:p>20.69</text:p>
          </table:table-cell>
          <table:table-cell table:style-name="ce5" office:value-type="float" office:value="130.8">
            <text:p>130.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2f4y</text:p>
          </table:table-cell>
          <table:table-cell table:style-name="ce5" office:value-type="float" office:value="158.36">
            <text:p>158.36</text:p>
          </table:table-cell>
          <table:table-cell table:style-name="ce5" office:value-type="float" office:value="269.5">
            <text:p>269.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3f4y</text:p>
          </table:table-cell>
          <table:table-cell table:style-name="ce5" office:value-type="float" office:value="4938.94">
            <text:p>4938.94</text:p>
          </table:table-cell>
          <table:table-cell table:style-name="ce5" office:value-type="float" office:value="2344.26">
            <text:p>2344.2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4f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5f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6f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7f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8f8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9f9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0f1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1f11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2f12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3f1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4f1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5f1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6f1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2c7y</text:p>
          </table:table-cell>
          <table:table-cell table:style-name="ce5" office:value-type="float" office:value="5005.34">
            <text:p>5005.34</text:p>
          </table:table-cell>
          <table:table-cell table:style-name="ce5" office:value-type="float" office:value="2040.35">
            <text:p>2040.3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3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4c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5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6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7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8c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9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10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2b9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5792.27">
            <text:p>5792.2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3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4b9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5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6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7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8b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9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10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2f9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5031.61">
            <text:p>5031.6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3f9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4f2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5f1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6f21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7f2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8f5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9f3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10f3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lved</text:p>
          </table:table-cell>
          <table:table-cell table:formula="of:=COUNTIF([.B4:.B210];&quot;&lt;10000&quot;)" office:value-type="float" office:value="99">
            <text:p>99</text:p>
          </table:table-cell>
          <table:table-cell table:formula="of:=COUNTIF([.C4:.C210];&quot;&lt;10000&quot;)" office:value-type="float" office:value="112">
            <text:p>112</text:p>
          </table:table-cell>
          <table:table-cell table:number-columns-repeated="1020"/>
          <table:table-cell/>
        </table:table-row>
        <table:table-row table:style-name="ro1">
          <table:table-cell office:value-type="string">
            <text:p>sum time</text:p>
          </table:table-cell>
          <table:table-cell table:formula="of:=SUMIF([.B4:.B210];&quot;&lt;10000&quot;)" office:value-type="float" office:value="38423.24">
            <text:p>38423.24</text:p>
          </table:table-cell>
          <table:table-cell table:formula="of:=SUMIF([.C4:.C210];&quot;&lt;10000&quot;)" office:value-type="float" office:value="45784.14">
            <text:p>45784.14</text:p>
          </table:table-cell>
          <table:table-cell table:number-columns-repeated="1020"/>
          <table:table-cell/>
        </table:table-row>
        <table:table-row table:style-name="ro1">
          <table:table-cell office:value-type="string">
            <text:p>avg time</text:p>
          </table:table-cell>
          <table:table-cell table:formula="of:=[.B214]/[.B213]" office:value-type="float" office:value="388.113535353535">
            <text:p>388.1135353535</text:p>
          </table:table-cell>
          <table:table-cell table:formula="of:=[.C214]/[.C213]" office:value-type="float" office:value="408.786964285714">
            <text:p>408.7869642857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A" table:style-name="ta4">
        <office:forms form:automatic-focus="false" form:apply-design-mode="false"/>
        <table:shapes>
          <draw:frame draw:z-index="0" draw:name="Chart 1" draw:style-name="gr1" svg:width="16.005cm" svg:height="13.387cm" svg:x="10.849cm" svg:y="3.537cm">
            <draw:object draw:notify-on-update-of-ranges="QA.B4:QA.B210 QA.C4:QA.C2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ce1"/>
        <table:table-column table:style-name="co2" table:number-columns-repeated="2" table:default-cell-style-name="ce1"/>
        <table:table-column table:style-name="co5" table:number-columns-repeated="253" table:default-cell-style-name="ce1"/>
        <table:table-column table:style-name="co5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ithout Bloqqer</text:p>
          </table:table-cell>
          <table:table-cell office:value-type="string">
            <text:p>With Bloqq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enchmark</text:p>
          </table:table-cell>
          <table:table-cell table:number-columns-repeated="2" table:style-name="ce4" office:value-type="string">
            <text:p>[CPU-sec]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nr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q1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x1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x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6n</text:p>
          </table:table-cell>
          <table:table-cell table:style-name="ce5" office:value-type="float" office:value="1.37">
            <text:p>1.37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6y</text:p>
          </table:table-cell>
          <table:table-cell table:style-name="ce5" office:value-type="float" office:value="1.28">
            <text:p>1.28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8n</text:p>
          </table:table-cell>
          <table:table-cell table:style-name="ce5" office:value-type="float" office:value="216.79">
            <text:p>216.79</text:p>
          </table:table-cell>
          <table:table-cell table:style-name="ce5" office:value-type="float" office:value="6.91">
            <text:p>6.9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8y</text:p>
          </table:table-cell>
          <table:table-cell table:style-name="ce5" office:value-type="float" office:value="229.44">
            <text:p>229.44</text:p>
          </table:table-cell>
          <table:table-cell table:style-name="ce5" office:value-type="float" office:value="1.7">
            <text:p>1.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0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83.62">
            <text:p>183.6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0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2.43">
            <text:p>12.4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6255.93">
            <text:p>6255.9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2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4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6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8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8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5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5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6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6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7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7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8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.91">
            <text:p>3.9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8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6">
            <text:p>1.1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9n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0.01">
            <text:p>10.0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9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94">
            <text:p>2.9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0n</text:p>
          </table:table-cell>
          <table:table-cell table:style-name="ce5" office:value-type="float" office:value="3.26">
            <text:p>3.26</text:p>
          </table:table-cell>
          <table:table-cell table:style-name="ce5" office:value-type="float" office:value="25.2">
            <text:p>25.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0y</text:p>
          </table:table-cell>
          <table:table-cell table:style-name="ce5" office:value-type="float" office:value="1.58">
            <text:p>1.58</text:p>
          </table:table-cell>
          <table:table-cell table:style-name="ce5" office:value-type="float" office:value="7.24">
            <text:p>7.2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1n</text:p>
          </table:table-cell>
          <table:table-cell table:style-name="ce5" office:value-type="float" office:value="7.83">
            <text:p>7.83</text:p>
          </table:table-cell>
          <table:table-cell table:style-name="ce5" office:value-type="float" office:value="62.09">
            <text:p>62.0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1y</text:p>
          </table:table-cell>
          <table:table-cell table:style-name="ce5" office:value-type="float" office:value="3.77">
            <text:p>3.77</text:p>
          </table:table-cell>
          <table:table-cell table:style-name="ce5" office:value-type="float" office:value="17.73">
            <text:p>17.7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5n</text:p>
          </table:table-cell>
          <table:table-cell table:style-name="ce5" office:value-type="float" office:value="216.75">
            <text:p>216.75</text:p>
          </table:table-cell>
          <table:table-cell table:style-name="ce5" office:value-type="float" office:value="1981.27">
            <text:p>1981.2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5y</text:p>
          </table:table-cell>
          <table:table-cell table:style-name="ce5" office:value-type="float" office:value="108.26">
            <text:p>108.26</text:p>
          </table:table-cell>
          <table:table-cell table:style-name="ce5" office:value-type="float" office:value="557.24">
            <text:p>557.2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0y</text:p>
          </table:table-cell>
          <table:table-cell table:style-name="ce5" office:value-type="float" office:value="6183.67">
            <text:p>6183.67</text:p>
          </table:table-cell>
          <table:table-cell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5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8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8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8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8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2n</text:p>
          </table:table-cell>
          <table:table-cell table:style-name="ce5" office:value-type="float" office:value="3.99">
            <text:p>3.99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2y</text:p>
          </table:table-cell>
          <table:table-cell table:style-name="ce5" office:value-type="float" office:value="2.72">
            <text:p>2.72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6n</text:p>
          </table:table-cell>
          <table:table-cell table:style-name="ce5" office:value-type="float" office:value="114.05">
            <text:p>114.05</text:p>
          </table:table-cell>
          <table:table-cell table:style-name="ce5" office:value-type="float" office:value="1.4">
            <text:p>1.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6y</text:p>
          </table:table-cell>
          <table:table-cell table:style-name="ce5" office:value-type="float" office:value="80.36">
            <text:p>80.36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6n</text:p>
          </table:table-cell>
          <table:table-cell table:style-name="ce5" office:value-type="float" office:value="12.36">
            <text:p>12.36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6y</text:p>
          </table:table-cell>
          <table:table-cell table:style-name="ce5" office:value-type="float" office:value="4.12">
            <text:p>4.12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8n</text:p>
          </table:table-cell>
          <table:table-cell table:style-name="ce5" office:value-type="float" office:value="58.07">
            <text:p>58.07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8y</text:p>
          </table:table-cell>
          <table:table-cell table:style-name="ce5" office:value-type="float" office:value="20.28">
            <text:p>20.28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0n</text:p>
          </table:table-cell>
          <table:table-cell table:style-name="ce5" office:value-type="float" office:value="3266.25">
            <text:p>3266.25</text:p>
          </table:table-cell>
          <table:table-cell table:style-name="ce5" office:value-type="float" office:value="2.29">
            <text:p>2.2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0y</text:p>
          </table:table-cell>
          <table:table-cell table:style-name="ce5" office:value-type="float" office:value="2395.09">
            <text:p>2395.09</text:p>
          </table:table-cell>
          <table:table-cell table:style-name="ce5" office:value-type="float" office:value="1.26">
            <text:p>1.2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0n</text:p>
          </table:table-cell>
          <table:table-cell table:style-name="ce5" office:value-type="float" office:value="298.11">
            <text:p>298.11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0y</text:p>
          </table:table-cell>
          <table:table-cell table:style-name="ce5" office:value-type="float" office:value="112.78">
            <text:p>112.78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2n</text:p>
          </table:table-cell>
          <table:table-cell table:style-name="ce5" office:value-type="float" office:value="1473.84">
            <text:p>1473.84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2y</text:p>
          </table:table-cell>
          <table:table-cell table:style-name="ce5" office:value-type="float" office:value="596.14">
            <text:p>596.14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4n</text:p>
          </table:table-cell>
          <table:table-cell table:style-name="ce5" office:value-type="float" office:value="8433.87">
            <text:p>8433.87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4y</text:p>
          </table:table-cell>
          <table:table-cell table:style-name="ce5" office:value-type="float" office:value="3861.71">
            <text:p>3861.71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8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8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4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5</text:p>
          </table:table-cell>
          <table:table-cell table:style-name="ce5" office:value-type="float" office:value="7.3">
            <text:p>7.3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6</text:p>
          </table:table-cell>
          <table:table-cell table:style-name="ce5" office:value-type="float" office:value="309.21">
            <text:p>309.21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7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.8">
            <text:p>3.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8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7.24">
            <text:p>17.2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9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21.06">
            <text:p>321.0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0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058.35">
            <text:p>2058.3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1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2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3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4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5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6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08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08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6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6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3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3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64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34">
            <text:p>1.3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64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32">
            <text:p>1.3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28n</text:p>
          </table:table-cell>
          <table:table-cell table:style-name="ce5" office:value-type="float" office:value="2.78">
            <text:p>2.78</text:p>
          </table:table-cell>
          <table:table-cell table:style-name="ce5" office:value-type="float" office:value="5.01">
            <text:p>5.0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28y</text:p>
          </table:table-cell>
          <table:table-cell table:style-name="ce5" office:value-type="float" office:value="2.74">
            <text:p>2.74</text:p>
          </table:table-cell>
          <table:table-cell table:style-name="ce5" office:value-type="float" office:value="5.02">
            <text:p>5.0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6n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4.49">
            <text:p>4.4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6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38">
            <text:p>2.3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8n</text:p>
          </table:table-cell>
          <table:table-cell table:style-name="ce5" office:value-type="float" office:value="40.77">
            <text:p>40.77</text:p>
          </table:table-cell>
          <table:table-cell table:style-name="ce5" office:value-type="float" office:value="49.16">
            <text:p>49.1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8y</text:p>
          </table:table-cell>
          <table:table-cell table:style-name="ce5" office:value-type="float" office:value="26.83">
            <text:p>26.83</text:p>
          </table:table-cell>
          <table:table-cell table:style-name="ce5" office:value-type="float" office:value="23.72">
            <text:p>23.7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0n</text:p>
          </table:table-cell>
          <table:table-cell table:style-name="ce5" office:value-type="float" office:value="1675.8">
            <text:p>1675.8</text:p>
          </table:table-cell>
          <table:table-cell table:style-name="ce5" office:value-type="float" office:value="520.35">
            <text:p>520.3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0y</text:p>
          </table:table-cell>
          <table:table-cell table:style-name="ce5" office:value-type="float" office:value="1052.13">
            <text:p>1052.13</text:p>
          </table:table-cell>
          <table:table-cell table:style-name="ce5" office:value-type="float" office:value="239.57">
            <text:p>239.5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978.64">
            <text:p>2978.6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2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313.1">
            <text:p>1313.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4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4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419.26">
            <text:p>8419.2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6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8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8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2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2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4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c3y</text:p>
          </table:table-cell>
          <table:table-cell table:style-name="ce5" office:value-type="float" office:value="49.41">
            <text:p>49.41</text:p>
          </table:table-cell>
          <table:table-cell table:style-name="ce5" office:value-type="float" office:value="129.38">
            <text:p>129.3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2c3y</text:p>
          </table:table-cell>
          <table:table-cell table:style-name="ce5" office:value-type="float" office:value="292.23">
            <text:p>292.23</text:p>
          </table:table-cell>
          <table:table-cell table:style-name="ce5" office:value-type="float" office:value="725.71">
            <text:p>725.7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3c3y</text:p>
          </table:table-cell>
          <table:table-cell table:style-name="ce5" office:value-type="float" office:value="4409.73">
            <text:p>4409.73</text:p>
          </table:table-cell>
          <table:table-cell table:style-name="ce5" office:value-type="float" office:value="4182.34">
            <text:p>4182.3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4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5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6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7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8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9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0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1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2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3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4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5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6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b4y</text:p>
          </table:table-cell>
          <table:table-cell table:style-name="ce5" office:value-type="float" office:value="63.05">
            <text:p>63.05</text:p>
          </table:table-cell>
          <table:table-cell table:style-name="ce5" office:value-type="float" office:value="312.19">
            <text:p>312.1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2b4y</text:p>
          </table:table-cell>
          <table:table-cell table:style-name="ce5" office:value-type="float" office:value="1069.71">
            <text:p>1069.71</text:p>
          </table:table-cell>
          <table:table-cell table:style-name="ce5" office:value-type="float" office:value="3304.1">
            <text:p>3304.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3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4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5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6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7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8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9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0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1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2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3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4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5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6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f4y</text:p>
          </table:table-cell>
          <table:table-cell table:style-name="ce5" office:value-type="float" office:value="44.8">
            <text:p>44.8</text:p>
          </table:table-cell>
          <table:table-cell table:style-name="ce5" office:value-type="float" office:value="198.52">
            <text:p>198.5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2f4y</text:p>
          </table:table-cell>
          <table:table-cell table:style-name="ce5" office:value-type="float" office:value="658.24">
            <text:p>658.24</text:p>
          </table:table-cell>
          <table:table-cell table:style-name="ce5" office:value-type="float" office:value="1370.64">
            <text:p>1370.6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3f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4f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5f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6f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7f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8f8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9f9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0f1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1f11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2f12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3f1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4f1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5f1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6f1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2c7y</text:p>
          </table:table-cell>
          <table:table-cell table:style-name="ce5" office:value-type="float" office:value="1649.43">
            <text:p>1649.43</text:p>
          </table:table-cell>
          <table:table-cell table:style-name="ce5" office:value-type="float" office:value="990.64">
            <text:p>990.6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3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4c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5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6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7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8c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9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10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2b9y</text:p>
          </table:table-cell>
          <table:table-cell table:style-name="ce5" office:value-type="float" office:value="6937.69">
            <text:p>6937.69</text:p>
          </table:table-cell>
          <table:table-cell table:style-name="ce5" office:value-type="float" office:value="6288.83">
            <text:p>6288.8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3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4b9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5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6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7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8b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9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10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2f9y</text:p>
          </table:table-cell>
          <table:table-cell table:style-name="ce5" office:value-type="float" office:value="4671.84">
            <text:p>4671.84</text:p>
          </table:table-cell>
          <table:table-cell table:style-name="ce5" office:value-type="float" office:value="3036.9">
            <text:p>3036.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3f9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4f2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5f1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6f21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7f2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8f5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9f3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10f3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lved</text:p>
          </table:table-cell>
          <table:table-cell table:formula="of:=COUNTIF([.B4:.B210];&quot;&lt;10000&quot;)" office:value-type="float" office:value="99">
            <text:p>99</text:p>
          </table:table-cell>
          <table:table-cell table:formula="of:=COUNTIF([.C4:.C210];&quot;&lt;10000&quot;)" office:value-type="float" office:value="110">
            <text:p>110</text:p>
          </table:table-cell>
          <table:table-cell table:number-columns-repeated="1020"/>
          <table:table-cell/>
        </table:table-row>
        <table:table-row table:style-name="ro1">
          <table:table-cell office:value-type="string">
            <text:p>sum time</text:p>
          </table:table-cell>
          <table:table-cell table:formula="of:=SUMIF([.B4:.B210];&quot;&lt;10000&quot;)" office:value-type="float" office:value="50725.83">
            <text:p>50725.83</text:p>
          </table:table-cell>
          <table:table-cell table:formula="of:=SUMIF([.C4:.C210];&quot;&lt;10000&quot;)" office:value-type="float" office:value="45702.89">
            <text:p>45702.89</text:p>
          </table:table-cell>
          <table:table-cell table:number-columns-repeated="1020"/>
          <table:table-cell/>
        </table:table-row>
        <table:table-row table:style-name="ro1">
          <table:table-cell office:value-type="string">
            <text:p>avg time</text:p>
          </table:table-cell>
          <table:table-cell table:formula="of:=[.B214]/[.B213]" office:value-type="float" office:value="512.382121212121">
            <text:p>512.3821212121</text:p>
          </table:table-cell>
          <table:table-cell table:formula="of:=[.C214]/[.C213]" office:value-type="float" office:value="415.480818181818">
            <text:p>415.4808181818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AG" table:style-name="ta5">
        <office:forms form:automatic-focus="false" form:apply-design-mode="false"/>
        <table:shapes>
          <draw:frame draw:z-index="0" draw:name="Chart 1" draw:style-name="gr1" svg:width="16.005cm" svg:height="13.387cm" svg:x="10.849cm" svg:y="5.028cm">
            <draw:object draw:notify-on-update-of-ranges="QAG.B4:QAG.B210 QAG.C4:QAG.C2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0" table:default-cell-style-name="ce1"/>
        <table:table-column table:style-name="co2" table:number-columns-repeated="2" table:default-cell-style-name="ce1"/>
        <table:table-column table:style-name="co5" table:number-columns-repeated="253" table:default-cell-style-name="ce1"/>
        <table:table-column table:style-name="co5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Without Bloqqer</text:p>
          </table:table-cell>
          <table:table-cell office:value-type="string">
            <text:p>With Bloqq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enchmark</text:p>
          </table:table-cell>
          <table:table-cell table:number-columns-repeated="2" table:style-name="ce4" office:value-type="string">
            <text:p>[CPU-sec]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unr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q1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x1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ex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6n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6y</text:p>
          </table:table-cell>
          <table:table-cell table:style-name="ce5" office:value-type="float" office:value="1.32">
            <text:p>1.32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8n</text:p>
          </table:table-cell>
          <table:table-cell table:style-name="ce5" office:value-type="float" office:value="285.04">
            <text:p>285.04</text:p>
          </table:table-cell>
          <table:table-cell table:style-name="ce5" office:value-type="float" office:value="3.16">
            <text:p>3.1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8y</text:p>
          </table:table-cell>
          <table:table-cell table:style-name="ce5" office:value-type="float" office:value="241.24">
            <text:p>241.24</text:p>
          </table:table-cell>
          <table:table-cell table:style-name="ce5" office:value-type="float" office:value="2.26">
            <text:p>2.2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0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63.11">
            <text:p>163.1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0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0.85">
            <text:p>40.8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2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2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4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6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8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18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2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5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5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6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57">
            <text:p>1.5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6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7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.56">
            <text:p>4.5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7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16">
            <text:p>1.1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8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.66">
            <text:p>12.6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8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.2">
            <text:p>3.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9n</text:p>
          </table:table-cell>
          <table:table-cell table:style-name="ce5" office:value-type="float" office:value="2.5">
            <text:p>2.5</text:p>
          </table:table-cell>
          <table:table-cell table:style-name="ce5" office:value-type="float" office:value="33.62">
            <text:p>33.6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9y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8.48">
            <text:p>8.4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0n</text:p>
          </table:table-cell>
          <table:table-cell table:style-name="ce5" office:value-type="float" office:value="6.15">
            <text:p>6.15</text:p>
          </table:table-cell>
          <table:table-cell table:style-name="ce5" office:value-type="float" office:value="87.11">
            <text:p>87.1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0y</text:p>
          </table:table-cell>
          <table:table-cell table:style-name="ce5" office:value-type="float" office:value="2.94">
            <text:p>2.94</text:p>
          </table:table-cell>
          <table:table-cell table:style-name="ce5" office:value-type="float" office:value="21.98">
            <text:p>21.9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1n</text:p>
          </table:table-cell>
          <table:table-cell table:style-name="ce5" office:value-type="float" office:value="15.25">
            <text:p>15.25</text:p>
          </table:table-cell>
          <table:table-cell table:style-name="ce5" office:value-type="float" office:value="219.71">
            <text:p>219.7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1y</text:p>
          </table:table-cell>
          <table:table-cell table:style-name="ce5" office:value-type="float" office:value="7.21">
            <text:p>7.21</text:p>
          </table:table-cell>
          <table:table-cell table:style-name="ce5" office:value-type="float" office:value="55.96">
            <text:p>55.9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5n</text:p>
          </table:table-cell>
          <table:table-cell table:style-name="ce5" office:value-type="float" office:value="431.97">
            <text:p>431.97</text:p>
          </table:table-cell>
          <table:table-cell table:style-name="ce5" office:value-type="float" office:value="7355.2">
            <text:p>7355.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15y</text:p>
          </table:table-cell>
          <table:table-cell table:style-name="ce5" office:value-type="float" office:value="198.25">
            <text:p>198.25</text:p>
          </table:table-cell>
          <table:table-cell table:style-name="ce5" office:value-type="float" office:value="1999.17">
            <text:p>1999.1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5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2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nt3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8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8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8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8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2n</text:p>
          </table:table-cell>
          <table:table-cell table:style-name="ce5" office:value-type="float" office:value="7.19">
            <text:p>7.19</text:p>
          </table:table-cell>
          <table:table-cell table:style-name="ce5" office:value-type="float" office:value="1.4">
            <text:p>1.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2y</text:p>
          </table:table-cell>
          <table:table-cell table:style-name="ce5" office:value-type="float" office:value="4.42">
            <text:p>4.42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6n</text:p>
          </table:table-cell>
          <table:table-cell table:style-name="ce5" office:value-type="float" office:value="208.27">
            <text:p>208.27</text:p>
          </table:table-cell>
          <table:table-cell table:style-name="ce5" office:value-type="float" office:value="2.66">
            <text:p>2.6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16y</text:p>
          </table:table-cell>
          <table:table-cell table:style-name="ce5" office:value-type="float" office:value="130.98">
            <text:p>130.98</text:p>
          </table:table-cell>
          <table:table-cell table:style-name="ce5"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6n</text:p>
          </table:table-cell>
          <table:table-cell table:style-name="ce5" office:value-type="float" office:value="12.26">
            <text:p>12.26</text:p>
          </table:table-cell>
          <table:table-cell table:style-name="ce5"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6y</text:p>
          </table:table-cell>
          <table:table-cell table:style-name="ce5" office:value-type="float" office:value="1.03">
            <text:p>1.03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8n</text:p>
          </table:table-cell>
          <table:table-cell table:style-name="ce5" office:value-type="float" office:value="57.58">
            <text:p>57.58</text:p>
          </table:table-cell>
          <table:table-cell table:style-name="ce5" office:value-type="float" office:value="1.3">
            <text:p>1.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18y</text:p>
          </table:table-cell>
          <table:table-cell table:style-name="ce5" office:value-type="float" office:value="5.11">
            <text:p>5.11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0n</text:p>
          </table:table-cell>
          <table:table-cell table:style-name="ce5" office:value-type="float" office:value="5596.55">
            <text:p>5596.55</text:p>
          </table:table-cell>
          <table:table-cell table:style-name="ce5" office:value-type="float" office:value="4.39">
            <text:p>4.3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20y</text:p>
          </table:table-cell>
          <table:table-cell table:style-name="ce5" office:value-type="float" office:value="3650.72">
            <text:p>3650.72</text:p>
          </table:table-cell>
          <table:table-cell table:style-name="ce5" office:value-type="float" office:value="2.47">
            <text:p>2.4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0n</text:p>
          </table:table-cell>
          <table:table-cell table:style-name="ce5" office:value-type="float" office:value="276.24">
            <text:p>276.24</text:p>
          </table:table-cell>
          <table:table-cell table:style-name="ce5" office:value-type="float" office:value="1.56">
            <text:p>1.5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0y</text:p>
          </table:table-cell>
          <table:table-cell table:style-name="ce5" office:value-type="float" office:value="28.25">
            <text:p>28.25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2n</text:p>
          </table:table-cell>
          <table:table-cell table:style-name="ce5" office:value-type="float" office:value="1378.4">
            <text:p>1378.4</text:p>
          </table:table-cell>
          <table:table-cell table:style-name="ce5" office:value-type="float" office:value="1.82">
            <text:p>1.8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2y</text:p>
          </table:table-cell>
          <table:table-cell table:style-name="ce5" office:value-type="float" office:value="171.85">
            <text:p>171.85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4n</text:p>
          </table:table-cell>
          <table:table-cell table:style-name="ce5" office:value-type="float" office:value="8165.63">
            <text:p>8165.63</text:p>
          </table:table-cell>
          <table:table-cell table:style-name="ce5" office:value-type="float" office:value="2.14">
            <text:p>2.1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4y</text:p>
          </table:table-cell>
          <table:table-cell table:style-name="ce5" office:value-type="float" office:value="1334.05">
            <text:p>1334.05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8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2.8">
            <text:p>2.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vs28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.17">
            <text:p>1.1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4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5</text:p>
          </table:table-cell>
          <table:table-cell table:style-name="ce5" office:value-type="float" office:value="7.52">
            <text:p>7.52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6</text:p>
          </table:table-cell>
          <table:table-cell table:style-name="ce5" office:value-type="float" office:value="318.24">
            <text:p>318.24</text:p>
          </table:table-cell>
          <table:table-cell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7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.63">
            <text:p>3.6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8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6.74">
            <text:p>16.7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9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08.82">
            <text:p>308.8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0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900.55">
            <text:p>1900.5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1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2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3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4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5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mult16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08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08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6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95">
            <text:p>2.9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6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.93">
            <text:p>2.9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32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4.5">
            <text:p>14.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32y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4.46">
            <text:p>14.4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64n</text:p>
          </table:table-cell>
          <table:table-cell table:style-name="ce5" office:value-type="float" office:value="1.12">
            <text:p>1.12</text:p>
          </table:table-cell>
          <table:table-cell table:style-name="ce5" office:value-type="float" office:value="93.22">
            <text:p>93.2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64y</text:p>
          </table:table-cell>
          <table:table-cell table:style-name="ce5" office:value-type="float" office:value="1.13">
            <text:p>1.13</text:p>
          </table:table-cell>
          <table:table-cell table:style-name="ce5" office:value-type="float" office:value="92.89">
            <text:p>92.8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28n</text:p>
          </table:table-cell>
          <table:table-cell table:style-name="ce5" office:value-type="float" office:value="7.61">
            <text:p>7.61</text:p>
          </table:table-cell>
          <table:table-cell table:style-name="ce5" office:value-type="float" office:value="707.19">
            <text:p>707.1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bs128y</text:p>
          </table:table-cell>
          <table:table-cell table:style-name="ce5" office:value-type="float" office:value="7.29">
            <text:p>7.29</text:p>
          </table:table-cell>
          <table:table-cell table:style-name="ce5" office:value-type="float" office:value="705.74">
            <text:p>705.7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4n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4y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6n</text:p>
          </table:table-cell>
          <table:table-cell table:style-name="ce5" office:value-type="float" office:value="1.5">
            <text:p>1.5</text:p>
          </table:table-cell>
          <table:table-cell table:style-name="ce5" office:value-type="float" office:value="9.45">
            <text:p>9.4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6y</text:p>
          </table:table-cell>
          <table:table-cell table:style-name="ce5" office:value-type="float" office:value="1.52">
            <text:p>1.52</text:p>
          </table:table-cell>
          <table:table-cell table:style-name="ce5" office:value-type="float" office:value="4.65">
            <text:p>4.6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8n</text:p>
          </table:table-cell>
          <table:table-cell table:style-name="ce5" office:value-type="float" office:value="49.12">
            <text:p>49.12</text:p>
          </table:table-cell>
          <table:table-cell table:style-name="ce5" office:value-type="float" office:value="109.12">
            <text:p>109.1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8y</text:p>
          </table:table-cell>
          <table:table-cell table:style-name="ce5" office:value-type="float" office:value="38.45">
            <text:p>38.45</text:p>
          </table:table-cell>
          <table:table-cell table:style-name="ce5" office:value-type="float" office:value="49.32">
            <text:p>49.3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0n</text:p>
          </table:table-cell>
          <table:table-cell table:style-name="ce5" office:value-type="float" office:value="2022.29">
            <text:p>2022.29</text:p>
          </table:table-cell>
          <table:table-cell table:style-name="ce5" office:value-type="float" office:value="1204.76">
            <text:p>1204.7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0y</text:p>
          </table:table-cell>
          <table:table-cell table:style-name="ce5" office:value-type="float" office:value="1369.63">
            <text:p>1369.63</text:p>
          </table:table-cell>
          <table:table-cell table:style-name="ce5" office:value-type="float" office:value="529.74">
            <text:p>529.74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2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7056.39">
            <text:p>7056.3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2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3012.27">
            <text:p>3012.2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4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6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8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18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0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2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2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4n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y2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c3y</text:p>
          </table:table-cell>
          <table:table-cell table:style-name="ce5" office:value-type="float" office:value="38.33">
            <text:p>38.33</text:p>
          </table:table-cell>
          <table:table-cell table:style-name="ce5" office:value-type="float" office:value="105.26">
            <text:p>105.2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2c3y</text:p>
          </table:table-cell>
          <table:table-cell table:style-name="ce5" office:value-type="float" office:value="247.29">
            <text:p>247.29</text:p>
          </table:table-cell>
          <table:table-cell table:style-name="ce5" office:value-type="float" office:value="554.58">
            <text:p>554.5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3c3y</text:p>
          </table:table-cell>
          <table:table-cell table:style-name="ce5" office:value-type="float" office:value="1663.11">
            <text:p>1663.11</text:p>
          </table:table-cell>
          <table:table-cell table:style-name="ce5" office:value-type="float" office:value="2098.03">
            <text:p>2098.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4c3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4680.32">
            <text:p>4680.3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5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6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7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8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9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0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1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2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3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4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5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6c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b4y</text:p>
          </table:table-cell>
          <table:table-cell table:style-name="ce5" office:value-type="float" office:value="41.7">
            <text:p>41.7</text:p>
          </table:table-cell>
          <table:table-cell table:style-name="ce5" office:value-type="float" office:value="145.5">
            <text:p>145.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2b4y</text:p>
          </table:table-cell>
          <table:table-cell table:style-name="ce5" office:value-type="float" office:value="245.52">
            <text:p>245.52</text:p>
          </table:table-cell>
          <table:table-cell table:style-name="ce5" office:value-type="float" office:value="640.02">
            <text:p>640.0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3b4y</text:p>
          </table:table-cell>
          <table:table-cell table:style-name="ce5" office:value-type="float" office:value="1150.35">
            <text:p>1150.35</text:p>
          </table:table-cell>
          <table:table-cell table:style-name="ce5" office:value-type="float" office:value="1189.39">
            <text:p>1189.39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4b4y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145.25">
            <text:p>8145.2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5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6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7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8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9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0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1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2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3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4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5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6b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f4y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94.02">
            <text:p>194.0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2f4y</text:p>
          </table:table-cell>
          <table:table-cell table:style-name="ce5" office:value-type="float" office:value="278.8">
            <text:p>278.8</text:p>
          </table:table-cell>
          <table:table-cell table:style-name="ce5" office:value-type="float" office:value="868.17">
            <text:p>868.1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3f4y</text:p>
          </table:table-cell>
          <table:table-cell table:style-name="ce5" office:value-type="float" office:value="2416.01">
            <text:p>2416.01</text:p>
          </table:table-cell>
          <table:table-cell table:style-name="ce5" office:value-type="float" office:value="4853.36">
            <text:p>4853.36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4f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5f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6f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7f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8f8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9f9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0f10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1f11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2f12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3f1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4f14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5f1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enbuf16f1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2c7y</text:p>
          </table:table-cell>
          <table:table-cell table:style-name="ce5" office:value-type="float" office:value="4354">
            <text:p>4354</text:p>
          </table:table-cell>
          <table:table-cell table:style-name="ce5" office:value-type="float" office:value="2447.67">
            <text:p>2447.6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3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4c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5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6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7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8c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9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10c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2b9y</text:p>
          </table:table-cell>
          <table:table-cell table:style-name="ce5" office:value-type="float" office:value="6952.52">
            <text:p>6952.52</text:p>
          </table:table-cell>
          <table:table-cell table:style-name="ce5" office:value-type="float" office:value="8345.25">
            <text:p>8345.2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3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4b9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5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6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7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8b6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9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10b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2f9y</text:p>
          </table:table-cell>
          <table:table-cell table:style-name="ce5" office:value-type="float" office:value="8689.95">
            <text:p>8689.95</text:p>
          </table:table-cell>
          <table:table-cell table:style-name="ce5" office:value-type="float" office:value="5467.7">
            <text:p>5467.7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3f9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4f2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5f1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6f21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7f25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8f5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9f33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mba10f37y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lved</text:p>
          </table:table-cell>
          <table:table-cell table:formula="of:=COUNTIF([.B4:.B210];&quot;&lt;10000&quot;)" office:value-type="float" office:value="100">
            <text:p>100</text:p>
          </table:table-cell>
          <table:table-cell table:formula="of:=COUNTIF([.C4:.C210];&quot;&lt;10000&quot;)" office:value-type="float" office:value="112">
            <text:p>112</text:p>
          </table:table-cell>
          <table:table-cell table:number-columns-repeated="1020"/>
          <table:table-cell/>
        </table:table-row>
        <table:table-row table:style-name="ro1">
          <table:table-cell office:value-type="string">
            <text:p>sum time</text:p>
          </table:table-cell>
          <table:table-cell table:formula="of:=SUMIF([.B4:.B210];&quot;&lt;10000&quot;)" office:value-type="float" office:value="52227.1">
            <text:p>52227.1</text:p>
          </table:table-cell>
          <table:table-cell table:formula="of:=SUMIF([.C4:.C210];&quot;&lt;10000&quot;)" office:value-type="float" office:value="65661.31">
            <text:p>65661.31</text:p>
          </table:table-cell>
          <table:table-cell table:number-columns-repeated="1020"/>
          <table:table-cell/>
        </table:table-row>
        <table:table-row table:style-name="ro1">
          <table:table-cell office:value-type="string">
            <text:p>avg time</text:p>
          </table:table-cell>
          <table:table-cell table:formula="of:=[.B214]/[.B213]" office:value-type="float" office:value="522.271">
            <text:p>522.271</text:p>
          </table:table-cell>
          <table:table-cell table:formula="of:=[.C214]/[.C213]" office:value-type="float" office:value="586.261696428571">
            <text:p>586.2616964286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currency-style style:name="N120P0" style:volatile="true">
      <number:number number:decimal-places="2" number:min-integer-digits="1" number:grouping="true"/>
      <number:currency-symbol number:language="ast" number:country="ES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currency-symbol number:language="ast" number:country="ES">€</number:currency-symbol>
      <style:map style:condition="value()&gt;=0" style:apply-style-name="N120P0"/>
    </number:currency-style>
    <number:number-style style:name="N12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71cm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" style:display-name="PageStyle_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1" style:display-name="PageStyle_Q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1G" style:display-name="PageStyle_Q1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A" style:display-name="PageStyle_Q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AG" style:display-name="PageStyle_QA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1T17:31:27</meta:creation-date>
    <dc:date>2013-11-05T15:57:09</dc:date>
    <meta:editing-cycles>40</meta:editing-cycles>
    <meta:editing-duration>PT4H16M26S</meta:editing-duration>
    <meta:generator>LibreOffice/3.6$Linux_X86_64 LibreOffice_project/360m1$Build-2</meta:generator>
    <meta:document-statistic meta:table-count="5" meta:cell-count="331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treat-empty-cells="ignore">
        <chart:symbol-image/>
      </style:chart-properties>
    </style:style>
    <style:style style:name="ch4" style:family="chart" style:data-style-name="N0">
      <style:chart-properties chart:display-label="true" chart:logarithmic="true" chart:minimum="1" chart:maximum="10001" chart:reverse-direction="false" text:line-break="false" chart:axis-position="0" chart:tick-mark-position="at-axis"/>
      <style:graphic-properties svg:stroke-width="0.035cm"/>
      <style:text-properties fo:color="#000000" fo:font-family="Arial" fo:font-size="10pt" style:font-size-asian="10pt" style:font-size-complex="10pt"/>
    </style:style>
    <style:style style:name="ch5" style:family="chart">
      <style:chart-properties style:rotation-angle="0"/>
      <style:text-properties fo:color="#000000" fo:font-family="Arial" fo:font-size="12pt" style:font-size-asian="12pt" style:font-size-complex="12pt"/>
    </style:style>
    <style:style style:name="ch6" style:family="chart">
      <style:graphic-properties svg:stroke-width="0.035cm"/>
    </style:style>
    <style:style style:name="ch7" style:family="chart">
      <style:chart-properties style:rotation-angle="90"/>
      <style:text-properties fo:color="#000000" fo:font-family="Arial" fo:font-size="12pt" style:font-size-asian="12pt" style:font-size-complex="12pt"/>
    </style:style>
    <style:style style:name="ch8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chart>
      <chart:chart svg:width="16.006cm" svg:height="13.388cm" xlink:href=".." xlink:type="simple" chart:class="chart:scatter" chart:style-name="ch1">
        <chart:subtitle svg:x="0cm" svg:y="0cm" chart:style-name="ch2">
          <text:p/>
        </chart:subtitle>
        <chart:plot-area chart:style-name="ch3" table:cell-range-address="T.B4:T.C135" svg:x="1.08cm" svg:y="1.173cm" svg:width="11.639cm" svg:height="10.844cm">
          <chartooo:coordinate-region svg:x="2.257cm" svg:y="1.372cm" svg:width="9.998cm" svg:height="9.998cm"/>
          <chart:axis chart:dimension="x" chart:name="primary-x" chart:style-name="ch4">
            <chart:title svg:x="4.825cm" svg:y="11.983cm" chart:style-name="ch5">
              <text:p>Without Bloqqer [sec]</text:p>
            </chart:title>
            <chart:grid chart:style-name="ch6" chart:class="major"/>
          </chart:axis>
          <chart:axis chart:dimension="y" chart:name="primary-y" chart:style-name="ch4">
            <chart:title svg:x="0.456cm" svg:y="8.378cm" chart:style-name="ch7">
              <text:p>With Bloqqer [sec]</text:p>
            </chart:title>
            <chart:grid chart:style-name="ch6" chart:class="major"/>
          </chart:axis>
          <chart:series chart:style-name="ch8" chart:values-cell-range-address="T.C4:T.C135" chart:class="chart:scatter">
            <chart:domain table:cell-range-address="T.B4:T.B135"/>
            <chart:data-point chart:repeated="132"/>
          </chart:series>
          <chart:wall chart:style-name="ch9"/>
          <chart:floor chart:style-name="ch10"/>
        </chart:plot-area>
        <draw:line draw:name="Line 1" draw:style-name="gr1" draw:text-style-name="P1" svg:x1="2.26cm" svg:y1="11.383cm" svg:x2="12.26cm" svg:y2="1.383cm">
          <text:p/>
        </draw:line>
        <draw:line draw:name="Line 2" draw:style-name="gr1" draw:text-style-name="P1" svg:x1="4.76cm" svg:y1="11.37cm" svg:x2="13.76cm" svg:y2="2.37cm">
          <text:p/>
        </draw:line>
        <draw:custom-shape draw:name="Text 3" draw:style-name="gr2" draw:text-style-name="P3" svg:width="1.701cm" svg:height="5.717cm" draw:transform="rotate (0.785398163397448) translate (12.341cm 3.141cm)">
          <text:p text:style-name="P2"><text:span text:style-name="T1">1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name="Line 4" draw:style-name="gr1" draw:text-style-name="P1" svg:x1="7.26cm" svg:y1="11.377cm" svg:x2="13.76cm" svg:y2="4.877cm">
          <text:p/>
        </draw:line>
        <draw:custom-shape draw:name="Text 5" draw:style-name="gr2" draw:text-style-name="P3" svg:width="1.704cm" svg:height="1.59cm" draw:transform="rotate (0.785398163397448) translate (12.3cm 5.698cm)">
          <text:p text:style-name="P2"><text:span text:style-name="T1">10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.B4:T.B135</svg:desc>
                </draw:g>
              </table:table-cell>
              <table:table-cell office:value-type="float" office:value="4">
                <text:p>4</text:p>
                <draw:g>
                  <svg:desc>T.C4:T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7">
                <text:p>13.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36">
                <text:p>1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8.39">
                <text:p>468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6.19">
                <text:p>446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1">
                <text:p>8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42">
                <text:p>6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.33">
                <text:p>529.3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3.47">
                <text:p>583.4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1006.19">
                <text:p>1006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32">
                <text:p>68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.71">
                <text:p>136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4.07">
                <text:p>304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.9">
                <text:p>7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">
                <text:p>10000</text:p>
              </table:table-cell>
              <table:table-cell office:value-type="float" office:value="48.27">
                <text:p>48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0">
                <text:p>10000</text:p>
              </table:table-cell>
              <table:table-cell office:value-type="float" office:value="101.69">
                <text:p>101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0">
                <text:p>100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0">
                <text:p>1000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0">
                <text:p>1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0">
                <text:p>10000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0">
                <text:p>10000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0">
                <text:p>10000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0">
                <text:p>1000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0">
                <text:p>10000</text:p>
              </table:table-cell>
              <table:table-cell office:value-type="float" office:value="6544.6">
                <text:p>6544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45">
                <text:p>13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1.22">
                <text:p>8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4.94">
                <text:p>404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69.67">
                <text:p>2569.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0.72">
                <text:p>37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4.63">
                <text:p>374.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6">
                <text:p>3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05">
                <text:p>5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3.72">
                <text:p>23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3.75">
                <text:p>183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3.02">
                <text:p>5643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08.35">
                <text:p>3008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0">
                <text:p>10000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0">
                <text:p>10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0">
                <text:p>1000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0">
                <text:p>10000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0">
                <text:p>10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0">
                <text:p>10000</text:p>
              </table:table-cell>
              <table:table-cell office:value-type="float" office:value="4441.56">
                <text:p>4441.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/>
    </style:style>
    <style:style style:name="ch3" style:family="chart" style:data-style-name="N0">
      <style:chart-properties chart:display-label="true" chart:logarithmic="true" chart:minimum="1" chart:maximum="10001" chart:reverse-direction="false" text:line-break="false" chart:axis-position="0" chart:tick-mark-position="at-axis"/>
      <style:graphic-properties svg:stroke-width="0.035cm"/>
      <style:text-properties fo:color="#000000" fo:font-family="Arial" fo:font-size="10pt" style:font-size-asian="10pt" style:font-size-complex="10pt"/>
    </style:style>
    <style:style style:name="ch4" style:family="chart">
      <style:chart-properties style:rotation-angle="0"/>
      <style:text-properties fo:color="#000000" fo:font-family="Arial" fo:font-size="12pt" style:font-size-asian="12pt" style:font-size-complex="12pt"/>
    </style:style>
    <style:style style:name="ch5" style:family="chart">
      <style:graphic-properties svg:stroke-width="0.035cm"/>
    </style:style>
    <style:style style:name="ch6" style:family="chart">
      <style:chart-properties style:rotation-angle="90"/>
      <style:text-properties fo:color="#000000" fo:font-family="Arial" fo:font-size="12pt" style:font-size-asian="12pt" style:font-size-complex="12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chart>
      <chart:chart svg:width="16.006cm" svg:height="13.388cm" xlink:href=".." xlink:type="simple" chart:class="chart:scatter" chart:style-name="ch1">
        <chart:plot-area chart:style-name="ch2" table:cell-range-address="Q1.B4:Q1.C210" svg:x="1.08cm" svg:y="1.173cm" svg:width="11.639cm" svg:height="10.844cm">
          <chartooo:coordinate-region svg:x="2.257cm" svg:y="1.372cm" svg:width="9.998cm" svg:height="9.998cm"/>
          <chart:axis chart:dimension="x" chart:name="primary-x" chart:style-name="ch3">
            <chart:title svg:x="4.825cm" svg:y="11.983cm" chart:style-name="ch4">
              <text:p>Without Bloqqer [sec]</text:p>
            </chart:title>
            <chart:grid chart:style-name="ch5" chart:class="major"/>
          </chart:axis>
          <chart:axis chart:dimension="y" chart:name="primary-y" chart:style-name="ch3">
            <chart:title svg:x="0.456cm" svg:y="8.378cm" chart:style-name="ch6">
              <text:p>With Bloqqer [sec]</text:p>
            </chart:title>
            <chart:grid chart:style-name="ch5" chart:class="major"/>
          </chart:axis>
          <chart:series chart:style-name="ch7" chart:values-cell-range-address="Q1.C4:Q1.C210" chart:class="chart:scatter">
            <chart:domain table:cell-range-address="Q1.B4:Q1.B210"/>
            <chart:data-point chart:repeated="207"/>
          </chart:series>
          <chart:wall chart:style-name="ch8"/>
          <chart:floor chart:style-name="ch9"/>
        </chart:plot-area>
        <draw:line draw:name="Line 1" draw:style-name="gr1" draw:text-style-name="P1" svg:x1="2.26cm" svg:y1="11.383cm" svg:x2="12.26cm" svg:y2="1.383cm">
          <text:p/>
        </draw:line>
        <draw:line draw:name="Line 2" draw:style-name="gr1" draw:text-style-name="P1" svg:x1="4.76cm" svg:y1="11.37cm" svg:x2="13.76cm" svg:y2="2.37cm">
          <text:p/>
        </draw:line>
        <draw:custom-shape draw:name="Text 3" draw:style-name="gr2" draw:text-style-name="P3" svg:width="1.701cm" svg:height="5.717cm" draw:transform="rotate (0.785398163397448) translate (12.341cm 3.141cm)">
          <text:p text:style-name="P2"><text:span text:style-name="T1">1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name="Line 4" draw:style-name="gr1" draw:text-style-name="P1" svg:x1="7.26cm" svg:y1="11.377cm" svg:x2="13.76cm" svg:y2="4.877cm">
          <text:p/>
        </draw:line>
        <draw:custom-shape draw:name="Text 5" draw:style-name="gr2" draw:text-style-name="P3" svg:width="1.704cm" svg:height="1.59cm" draw:transform="rotate (0.785398163397448) translate (12.3cm 5.698cm)">
          <text:p text:style-name="P2"><text:span text:style-name="T1">10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1.B4:Q1.B210</svg:desc>
                </draw:g>
              </table:table-cell>
              <table:table-cell office:value-type="float" office:value="1">
                <text:p>1</text:p>
                <draw:g>
                  <svg:desc>Q1.C4:Q1.C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.42">
                <text:p>225.42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.71">
                <text:p>244.7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4850.2">
                <text:p>485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9">
                <text:p>1.0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2">
                <text:p>2.62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3">
                <text:p>6.23</text:p>
              </table:table-cell>
              <table:table-cell office:value-type="float" office:value="42.92">
                <text:p>42.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7">
                <text:p>2.9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.5">
                <text:p>169.5</text:p>
              </table:table-cell>
              <table:table-cell office:value-type="float" office:value="1399.26">
                <text:p>1399.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69">
                <text:p>81.69</text:p>
              </table:table-cell>
              <table:table-cell office:value-type="float" office:value="482.36">
                <text:p>482.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17.61">
                <text:p>9117.6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9.32">
                <text:p>4569.3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7">
                <text:p>1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16">
                <text:p>56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.87">
                <text:p>38.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5">
                <text:p>6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3">
                <text:p>31.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31">
                <text:p>12.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80.96">
                <text:p>1580.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4.9">
                <text:p>1154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2.04">
                <text:p>162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26">
                <text:p>67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5.07">
                <text:p>875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4.58">
                <text:p>404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98.11">
                <text:p>5498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63.34">
                <text:p>2663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05">
                <text:p>8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1.19">
                <text:p>351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0">
                <text:p>1000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0">
                <text:p>1000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336.58">
                <text:p>336.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0">
                <text:p>10000</text:p>
              </table:table-cell>
              <table:table-cell office:value-type="float" office:value="2114.93">
                <text:p>2114.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1">
                <text:p>2.31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5">
                <text:p>2.15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38">
                <text:p>29.38</text:p>
              </table:table-cell>
              <table:table-cell office:value-type="float" office:value="38.83">
                <text:p>38.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46">
                <text:p>17.46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1.95">
                <text:p>1851.95</text:p>
              </table:table-cell>
              <table:table-cell office:value-type="float" office:value="359.47">
                <text:p>359.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5.21">
                <text:p>565.21</text:p>
              </table:table-cell>
              <table:table-cell office:value-type="float" office:value="198.83">
                <text:p>198.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0">
                <text:p>1000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0">
                <text:p>10000</text:p>
              </table:table-cell>
              <table:table-cell office:value-type="float" office:value="1116.18">
                <text:p>1116.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0">
                <text:p>10000</text:p>
              </table:table-cell>
              <table:table-cell office:value-type="float" office:value="7055.67">
                <text:p>7055.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86">
                <text:p>36.86</text:p>
              </table:table-cell>
              <table:table-cell office:value-type="float" office:value="143.39">
                <text:p>143.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7.95">
                <text:p>497.95</text:p>
              </table:table-cell>
              <table:table-cell office:value-type="float" office:value="757.71">
                <text:p>757.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93.77">
                <text:p>7293.77</text:p>
              </table:table-cell>
              <table:table-cell office:value-type="float" office:value="7701.24">
                <text:p>7701.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.33">
                <text:p>76.33</text:p>
              </table:table-cell>
              <table:table-cell office:value-type="float" office:value="327.04">
                <text:p>327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38.11">
                <text:p>2438.11</text:p>
              </table:table-cell>
              <table:table-cell office:value-type="float" office:value="4003.23">
                <text:p>4003.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.15">
                <text:p>49.15</text:p>
              </table:table-cell>
              <table:table-cell office:value-type="float" office:value="209.24">
                <text:p>209.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90.66">
                <text:p>1090.66</text:p>
              </table:table-cell>
              <table:table-cell office:value-type="float" office:value="1455.92">
                <text:p>1455.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25.3">
                <text:p>1925.3</text:p>
              </table:table-cell>
              <table:table-cell office:value-type="float" office:value="678.45">
                <text:p>678.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00">
                <text:p>10000</text:p>
              </table:table-cell>
              <table:table-cell office:value-type="float" office:value="5392.46">
                <text:p>5392.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">
                <text:p>10000</text:p>
              </table:table-cell>
              <table:table-cell office:value-type="float" office:value="4396.63">
                <text:p>4396.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fill="solid" draw:fill-color="#d9d9d9"/>
      <style:text-properties fo:color="#000000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0">
      <style:chart-properties chart:display-label="true" chart:logarithmic="true" chart:minimum="1" chart:maximum="10001" chart:reverse-direction="false" text:line-break="false" chart:axis-position="0" chart:tick-mark-position="at-axis"/>
      <style:graphic-properties svg:stroke-width="0.035cm"/>
      <style:text-properties fo:color="#000000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Arial" fo:font-size="12pt" style:font-size-asian="12pt" style:font-size-complex="12pt"/>
    </style:style>
    <style:style style:name="ch7" style:family="chart">
      <style:graphic-properties svg:stroke-width="0.035cm"/>
    </style:style>
    <style:style style:name="ch8" style:family="chart">
      <style:chart-properties chart:auto-position="true" style:rotation-angle="90"/>
      <style:text-properties fo:color="#000000" fo:font-family="Arial" fo:font-size="12pt" style:font-size-asian="12pt" style:font-size-complex="12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1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chart>
      <chart:chart svg:width="16.009cm" svg:height="13.389cm" xlink:href=".." xlink:type="simple" chart:class="chart:scatter" chart:style-name="ch1">
        <chart:subtitle svg:x="0cm" svg:y="0cm" chart:style-name="ch2">
          <text:p/>
        </chart:subtitle>
        <chart:legend svg:x="2.863cm" svg:y="2.032cm" style:legend-expansion="custom" chartooo:width="3.069cm" chartooo:height="1.093cm" style:legend-expansion-aspect-ratio="2.80786825251601" chart:style-name="ch3"/>
        <chart:plot-area chart:style-name="ch4" table:cell-range-address="Q1.B4:Q1.C210 Q1.H38:Q1.H39 T.C4:T.C135" chart:data-source-has-labels="row" svg:x="1.064cm" svg:y="1.326cm" svg:width="11.533cm" svg:height="10.693cm">
          <chartooo:coordinate-region svg:x="2.241cm" svg:y="1.525cm" svg:width="9.892cm" svg:height="9.847cm"/>
          <chart:axis chart:dimension="x" chart:name="primary-x" chart:style-name="ch5">
            <chart:title svg:x="4.756cm" svg:y="12.286cm" chart:style-name="ch6">
              <text:p>Without Bloqqer [sec]</text:p>
            </chart:title>
            <chart:grid chart:style-name="ch7" chart:class="major"/>
          </chart:axis>
          <chart:axis chart:dimension="y" chart:name="primary-y" chart:style-name="ch5">
            <chart:title svg:x="0.04cm" svg:y="8.455cm" chart:style-name="ch8">
              <text:p>With Bloqqer [sec]</text:p>
            </chart:title>
            <chart:grid chart:style-name="ch7" chart:class="major"/>
          </chart:axis>
          <chart:series chart:style-name="ch9" chart:values-cell-range-address="Q1.C4:Q1.C210" chart:label-cell-address="Q1.H38:Q1.H38" chart:class="chart:scatter">
            <chart:domain table:cell-range-address="Q1.B4:Q1.B210"/>
            <chart:data-point chart:repeated="207"/>
          </chart:series>
          <chart:series chart:style-name="ch10" chart:values-cell-range-address="T.C4:T.C135" chart:label-cell-address="Q1.H39:Q1.H39" chart:class="chart:scatter">
            <chart:domain table:cell-range-address="T.B4:T.B135"/>
            <chart:data-point chart:repeated="132"/>
          </chart:series>
          <chart:wall chart:style-name="ch11"/>
          <chart:floor chart:style-name="ch12"/>
        </chart:plot-area>
        <draw:line draw:name="Line 1" draw:style-name="gr1" draw:text-style-name="P1" svg:x1="2.021cm" svg:y1="11.307cm" svg:x2="12.035cm" svg:y2="1.319cm">
          <text:p/>
        </draw:line>
        <draw:line draw:name="Line 2" draw:style-name="gr1" draw:text-style-name="P1" svg:x1="4.531cm" svg:y1="11.324cm" svg:x2="13.532cm" svg:y2="2.33cm">
          <text:p/>
        </draw:line>
        <draw:custom-shape draw:name="Text 3" draw:style-name="gr2" draw:text-style-name="P3" svg:width="1.705cm" svg:height="5.714cm" draw:transform="rotate (0.785398163397448) translate (12.277cm 2.942cm)">
          <text:p text:style-name="P2"><text:span text:style-name="T1">1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name="Line 4" draw:style-name="gr1" draw:text-style-name="P1" svg:x1="7.032cm" svg:y1="11.324cm" svg:x2="13.532cm" svg:y2="4.83cm">
          <text:p/>
        </draw:line>
        <draw:custom-shape draw:name="Text 5" draw:style-name="gr2" draw:text-style-name="P3" svg:width="1.705cm" svg:height="1.583cm" draw:transform="rotate (0.785398163397448) translate (12.205cm 5.5cm)">
          <text:p text:style-name="P2"><text:span text:style-name="T1">10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arning-Based</text:p>
                <draw:g>
                  <svg:desc>Q1.H38:Q1.H3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emplate-Based</text:p>
                <draw:g>
                  <svg:desc>Q1.H39:Q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1.B4:Q1.B210</svg:desc>
                </draw:g>
              </table:table-cell>
              <table:table-cell office:value-type="float" office:value="1">
                <text:p>1</text:p>
                <draw:g>
                  <svg:desc>Q1.C4:Q1.C210</svg:desc>
                </draw:g>
              </table:table-cell>
              <table:table-cell office:value-type="float" office:value="4">
                <text:p>4</text:p>
                <draw:g>
                  <svg:desc>T.B4:T.B135</svg:desc>
                </draw:g>
              </table:table-cell>
              <table:table-cell office:value-type="float" office:value="4">
                <text:p>4</text:p>
                <draw:g>
                  <svg:desc>T.C4:T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.42">
                <text:p>225.42</text:p>
              </table:table-cell>
              <table:table-cell office:value-type="float" office:value="7.43">
                <text:p>7.43</text:p>
              </table:table-cell>
              <table:table-cell office:value-type="float" office:value="13.77">
                <text:p>13.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.71">
                <text:p>244.71</text:p>
              </table:table-cell>
              <table:table-cell office:value-type="float" office:value="1.87">
                <text:p>1.87</text:p>
              </table:table-cell>
              <table:table-cell office:value-type="float" office:value="12.36">
                <text:p>1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197.28">
                <text:p>197.28</text:p>
              </table:table-cell>
              <table:table-cell office:value-type="float" office:value="468.39">
                <text:p>468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13.51">
                <text:p>13.51</text:p>
              </table:table-cell>
              <table:table-cell office:value-type="float" office:value="446.19">
                <text:p>446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4850.2">
                <text:p>4850.2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.15">
                <text:p>3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9">
                <text:p>1.09</text:p>
              </table:table-cell>
              <table:table-cell office:value-type="float" office:value="8.04">
                <text:p>8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2">
                <text:p>2.62</text:p>
              </table:table-cell>
              <table:table-cell office:value-type="float" office:value="17.78">
                <text:p>17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5.86">
                <text:p>5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3">
                <text:p>6.23</text:p>
              </table:table-cell>
              <table:table-cell office:value-type="float" office:value="42.92">
                <text:p>42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7">
                <text:p>2.97</text:p>
              </table:table-cell>
              <table:table-cell office:value-type="float" office:value="14.1">
                <text:p>14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.5">
                <text:p>169.5</text:p>
              </table:table-cell>
              <table:table-cell office:value-type="float" office:value="1399.26">
                <text:p>1399.26</text:p>
              </table:table-cell>
              <table:table-cell office:value-type="float" office:value="8.1">
                <text:p>8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69">
                <text:p>81.69</text:p>
              </table:table-cell>
              <table:table-cell office:value-type="float" office:value="482.36">
                <text:p>482.36</text:p>
              </table:table-cell>
              <table:table-cell office:value-type="float" office:value="6.42">
                <text:p>6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17.61">
                <text:p>9117.61</text:p>
              </table:table-cell>
              <table:table-cell office:value-type="float" office:value="10000">
                <text:p>10000</text:p>
              </table:table-cell>
              <table:table-cell office:value-type="float" office:value="529.33">
                <text:p>529.3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9.32">
                <text:p>4569.32</text:p>
              </table:table-cell>
              <table:table-cell office:value-type="float" office:value="10000">
                <text:p>10000</text:p>
              </table:table-cell>
              <table:table-cell office:value-type="float" office:value="583.47">
                <text:p>583.4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6.19">
                <text:p>1006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8.32">
                <text:p>68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6.71">
                <text:p>136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4.07">
                <text:p>304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9.9">
                <text:p>7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7">
                <text:p>1.97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48.27">
                <text:p>48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1.69">
                <text:p>101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16">
                <text:p>56.16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.87">
                <text:p>38.87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5">
                <text:p>6.65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3">
                <text:p>31.83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31">
                <text:p>12.3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80.96">
                <text:p>1580.96</text:p>
              </table:table-cell>
              <table:table-cell office:value-type="float" office:value="1.24">
                <text:p>1.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4.9">
                <text:p>1154.9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2.04">
                <text:p>162.04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26">
                <text:p>67.26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5.07">
                <text:p>875.07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4.58">
                <text:p>404.58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98.11">
                <text:p>5498.1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63.34">
                <text:p>2663.34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6544.6">
                <text:p>6544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05">
                <text:p>8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1.19">
                <text:p>351.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0">
                <text:p>10000</text:p>
              </table:table-cell>
              <table:table-cell office:value-type="float" office:value="4.07">
                <text:p>4.07</text:p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0">
                <text:p>10000</text:p>
              </table:table-cell>
              <table:table-cell office:value-type="float" office:value="18.5">
                <text:p>18.5</text:p>
              </table:table-cell>
              <table:table-cell office:value-type="float" office:value="13.45">
                <text:p>13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336.58">
                <text:p>336.58</text:p>
              </table:table-cell>
              <table:table-cell office:value-type="float" office:value="81.22">
                <text:p>8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0">
                <text:p>10000</text:p>
              </table:table-cell>
              <table:table-cell office:value-type="float" office:value="2114.93">
                <text:p>2114.93</text:p>
              </table:table-cell>
              <table:table-cell office:value-type="float" office:value="404.94">
                <text:p>404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2569.67">
                <text:p>2569.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0.72">
                <text:p>37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4.63">
                <text:p>374.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.34">
                <text:p>1.3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1">
                <text:p>2.31</text:p>
              </table:table-cell>
              <table:table-cell office:value-type="float" office:value="5.38">
                <text:p>5.3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5">
                <text:p>2.15</text:p>
              </table:table-cell>
              <table:table-cell office:value-type="float" office:value="5.43">
                <text:p>5.4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  <table:table-cell office:value-type="float" office:value="3.56">
                <text:p>3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.06">
                <text:p>2.06</text:p>
              </table:table-cell>
              <table:table-cell office:value-type="float" office:value="5.05">
                <text:p>5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38">
                <text:p>29.38</text:p>
              </table:table-cell>
              <table:table-cell office:value-type="float" office:value="38.83">
                <text:p>38.83</text:p>
              </table:table-cell>
              <table:table-cell office:value-type="float" office:value="233.72">
                <text:p>23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46">
                <text:p>17.46</text:p>
              </table:table-cell>
              <table:table-cell office:value-type="float" office:value="21.26">
                <text:p>21.26</text:p>
              </table:table-cell>
              <table:table-cell office:value-type="float" office:value="183.75">
                <text:p>183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1.95">
                <text:p>1851.95</text:p>
              </table:table-cell>
              <table:table-cell office:value-type="float" office:value="359.47">
                <text:p>359.47</text:p>
              </table:table-cell>
              <table:table-cell office:value-type="float" office:value="5643.02">
                <text:p>5643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5.21">
                <text:p>565.21</text:p>
              </table:table-cell>
              <table:table-cell office:value-type="float" office:value="198.83">
                <text:p>198.83</text:p>
              </table:table-cell>
              <table:table-cell office:value-type="float" office:value="3008.35">
                <text:p>3008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0">
                <text:p>10000</text:p>
              </table:table-cell>
              <table:table-cell office:value-type="float" office:value="2290">
                <text:p>2290</text:p>
              </table:table-cell>
              <table:table-cell office:value-type="float" office:value="10000">
                <text:p>10000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0">
                <text:p>10000</text:p>
              </table:table-cell>
              <table:table-cell office:value-type="float" office:value="1116.18">
                <text:p>1116.18</text:p>
              </table:table-cell>
              <table:table-cell office:value-type="float" office:value="10000">
                <text:p>10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0">
                <text:p>10000</text:p>
              </table:table-cell>
              <table:table-cell office:value-type="float" office:value="7055.67">
                <text:p>7055.67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4441.56">
                <text:p>4441.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86">
                <text:p>36.86</text:p>
              </table:table-cell>
              <table:table-cell office:value-type="float" office:value="143.39">
                <text:p>14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7.95">
                <text:p>497.95</text:p>
              </table:table-cell>
              <table:table-cell office:value-type="float" office:value="757.71">
                <text:p>757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93.77">
                <text:p>7293.77</text:p>
              </table:table-cell>
              <table:table-cell office:value-type="float" office:value="7701.24">
                <text:p>770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.33">
                <text:p>76.33</text:p>
              </table:table-cell>
              <table:table-cell office:value-type="float" office:value="327.04">
                <text:p>32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38.11">
                <text:p>2438.11</text:p>
              </table:table-cell>
              <table:table-cell office:value-type="float" office:value="4003.23">
                <text:p>400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.15">
                <text:p>49.15</text:p>
              </table:table-cell>
              <table:table-cell office:value-type="float" office:value="209.24">
                <text:p>209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90.66">
                <text:p>1090.66</text:p>
              </table:table-cell>
              <table:table-cell office:value-type="float" office:value="1455.92">
                <text:p>145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25.3">
                <text:p>1925.3</text:p>
              </table:table-cell>
              <table:table-cell office:value-type="float" office:value="678.45">
                <text:p>67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00">
                <text:p>10000</text:p>
              </table:table-cell>
              <table:table-cell office:value-type="float" office:value="5392.46">
                <text:p>539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">
                <text:p>10000</text:p>
              </table:table-cell>
              <table:table-cell office:value-type="float" office:value="4396.63">
                <text:p>4396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/>
    </style:style>
    <style:style style:name="ch3" style:family="chart" style:data-style-name="N0">
      <style:chart-properties chart:display-label="true" chart:logarithmic="true" chart:minimum="1" chart:maximum="10001" chart:reverse-direction="false" text:line-break="false" chart:axis-position="0" chart:tick-mark-position="at-axis"/>
      <style:graphic-properties svg:stroke-width="0.035cm"/>
      <style:text-properties fo:color="#000000" fo:font-family="Arial" fo:font-size="10pt" style:font-size-asian="10pt" style:font-size-complex="10pt"/>
    </style:style>
    <style:style style:name="ch4" style:family="chart">
      <style:chart-properties style:rotation-angle="0"/>
      <style:text-properties fo:color="#000000" fo:font-family="Arial" fo:font-size="12pt" style:font-size-asian="12pt" style:font-size-complex="12pt"/>
    </style:style>
    <style:style style:name="ch5" style:family="chart">
      <style:graphic-properties svg:stroke-width="0.035cm"/>
    </style:style>
    <style:style style:name="ch6" style:family="chart">
      <style:chart-properties style:rotation-angle="90"/>
      <style:text-properties fo:color="#000000" fo:font-family="Arial" fo:font-size="12pt" style:font-size-asian="12pt" style:font-size-complex="12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chart>
      <chart:chart svg:width="16.006cm" svg:height="13.388cm" xlink:href=".." xlink:type="simple" chart:class="chart:scatter" chart:style-name="ch1">
        <chart:plot-area chart:style-name="ch2" table:cell-range-address="Q1G.B4:Q1G.C210" svg:x="1.08cm" svg:y="1.173cm" svg:width="11.639cm" svg:height="10.844cm">
          <chartooo:coordinate-region svg:x="2.257cm" svg:y="1.372cm" svg:width="9.998cm" svg:height="9.998cm"/>
          <chart:axis chart:dimension="x" chart:name="primary-x" chart:style-name="ch3">
            <chart:title svg:x="4.825cm" svg:y="11.983cm" chart:style-name="ch4">
              <text:p>Without Bloqqer [sec]</text:p>
            </chart:title>
            <chart:grid chart:style-name="ch5" chart:class="major"/>
          </chart:axis>
          <chart:axis chart:dimension="y" chart:name="primary-y" chart:style-name="ch3">
            <chart:title svg:x="0.456cm" svg:y="8.378cm" chart:style-name="ch6">
              <text:p>With Bloqqer [sec]</text:p>
            </chart:title>
            <chart:grid chart:style-name="ch5" chart:class="major"/>
          </chart:axis>
          <chart:series chart:style-name="ch7" chart:values-cell-range-address="Q1G.C4:Q1G.C210" chart:class="chart:scatter">
            <chart:domain table:cell-range-address="Q1G.B4:Q1G.B210"/>
            <chart:data-point chart:repeated="207"/>
          </chart:series>
          <chart:wall chart:style-name="ch8"/>
          <chart:floor chart:style-name="ch9"/>
        </chart:plot-area>
        <draw:line draw:name="Line 1" draw:style-name="gr1" draw:text-style-name="P1" svg:x1="2.26cm" svg:y1="11.383cm" svg:x2="12.26cm" svg:y2="1.383cm">
          <text:p/>
        </draw:line>
        <draw:line draw:name="Line 2" draw:style-name="gr1" draw:text-style-name="P1" svg:x1="4.76cm" svg:y1="11.37cm" svg:x2="13.76cm" svg:y2="2.37cm">
          <text:p/>
        </draw:line>
        <draw:custom-shape draw:name="Text 3" draw:style-name="gr2" draw:text-style-name="P3" svg:width="1.701cm" svg:height="5.717cm" draw:transform="rotate (0.785398163397448) translate (12.341cm 3.141cm)">
          <text:p text:style-name="P2"><text:span text:style-name="T1">1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name="Line 4" draw:style-name="gr1" draw:text-style-name="P1" svg:x1="7.26cm" svg:y1="11.377cm" svg:x2="13.76cm" svg:y2="4.877cm">
          <text:p/>
        </draw:line>
        <draw:custom-shape draw:name="Text 5" draw:style-name="gr2" draw:text-style-name="P3" svg:width="1.704cm" svg:height="1.59cm" draw:transform="rotate (0.785398163397448) translate (12.3cm 5.698cm)">
          <text:p text:style-name="P2"><text:span text:style-name="T1">10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1G.B4:Q1G.B210</svg:desc>
                </draw:g>
              </table:table-cell>
              <table:table-cell office:value-type="float" office:value="1">
                <text:p>1</text:p>
                <draw:g>
                  <svg:desc>Q1G.C4:Q1G.C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.74">
                <text:p>278.7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.7">
                <text:p>241.7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169.14">
                <text:p>169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22.83">
                <text:p>22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3">
                <text:p>4.83</text:p>
              </table:table-cell>
              <table:table-cell office:value-type="float" office:value="56.72">
                <text:p>56.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8">
                <text:p>2.28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49">
                <text:p>11.49</text:p>
              </table:table-cell>
              <table:table-cell office:value-type="float" office:value="140.22">
                <text:p>140.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48">
                <text:p>5.48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87">
                <text:p>322.87</text:p>
              </table:table-cell>
              <table:table-cell office:value-type="float" office:value="4510.01">
                <text:p>451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.6">
                <text:p>147.6</text:p>
              </table:table-cell>
              <table:table-cell office:value-type="float" office:value="1331.45">
                <text:p>1331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30.38">
                <text:p>8330.38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9">
                <text:p>3.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.8">
                <text:p>112.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19">
                <text:p>71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2">
                <text:p>7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41">
                <text:p>3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44">
                <text:p>5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76.36">
                <text:p>2876.3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23.42">
                <text:p>1823.4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.35">
                <text:p>157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.19">
                <text:p>28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7.21">
                <text:p>78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.33">
                <text:p>170.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15.93">
                <text:p>4215.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9.51">
                <text:p>1129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0">
                <text:p>100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3">
                <text:p>7.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8.11">
                <text:p>308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0">
                <text:p>100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0">
                <text:p>100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337.13">
                <text:p>337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0">
                <text:p>10000</text:p>
              </table:table-cell>
              <table:table-cell office:value-type="float" office:value="2232.21">
                <text:p>2232.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9">
                <text:p>1.09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18">
                <text:p>7.18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395.84">
                <text:p>395.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8">
                <text:p>1.18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79">
                <text:p>34.79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.66">
                <text:p>27.66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72.24">
                <text:p>1772.24</text:p>
              </table:table-cell>
              <table:table-cell office:value-type="float" office:value="687.34">
                <text:p>687.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0.62">
                <text:p>1110.62</text:p>
              </table:table-cell>
              <table:table-cell office:value-type="float" office:value="338.76">
                <text:p>338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0">
                <text:p>10000</text:p>
              </table:table-cell>
              <table:table-cell office:value-type="float" office:value="4617.48">
                <text:p>4617.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0">
                <text:p>10000</text:p>
              </table:table-cell>
              <table:table-cell office:value-type="float" office:value="2119.31">
                <text:p>2119.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67">
                <text:p>17.67</text:p>
              </table:table-cell>
              <table:table-cell office:value-type="float" office:value="133.13">
                <text:p>133.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7.37">
                <text:p>167.37</text:p>
              </table:table-cell>
              <table:table-cell office:value-type="float" office:value="361.1">
                <text:p>361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32.19">
                <text:p>1432.19</text:p>
              </table:table-cell>
              <table:table-cell office:value-type="float" office:value="515.05">
                <text:p>515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0">
                <text:p>10000</text:p>
              </table:table-cell>
              <table:table-cell office:value-type="float" office:value="1470.89">
                <text:p>1470.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3">
                <text:p>14.83</text:p>
              </table:table-cell>
              <table:table-cell office:value-type="float" office:value="115.45">
                <text:p>115.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.64">
                <text:p>147.64</text:p>
              </table:table-cell>
              <table:table-cell office:value-type="float" office:value="223.27">
                <text:p>223.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14.06">
                <text:p>2414.06</text:p>
              </table:table-cell>
              <table:table-cell office:value-type="float" office:value="1388.81">
                <text:p>1388.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00">
                <text:p>10000</text:p>
              </table:table-cell>
              <table:table-cell office:value-type="float" office:value="8402.33">
                <text:p>8402.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69">
                <text:p>20.69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8.36">
                <text:p>158.36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38.94">
                <text:p>4938.94</text:p>
              </table:table-cell>
              <table:table-cell office:value-type="float" office:value="2344.26">
                <text:p>2344.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05.34">
                <text:p>5005.34</text:p>
              </table:table-cell>
              <table:table-cell office:value-type="float" office:value="2040.35">
                <text:p>2040.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00">
                <text:p>10000</text:p>
              </table:table-cell>
              <table:table-cell office:value-type="float" office:value="5792.27">
                <text:p>5792.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">
                <text:p>10000</text:p>
              </table:table-cell>
              <table:table-cell office:value-type="float" office:value="5031.61">
                <text:p>5031.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/>
    </style:style>
    <style:style style:name="ch3" style:family="chart" style:data-style-name="N0">
      <style:chart-properties chart:display-label="true" chart:logarithmic="true" chart:minimum="1" chart:maximum="10001" chart:reverse-direction="false" text:line-break="false" chart:axis-position="0" chart:tick-mark-position="at-axis"/>
      <style:graphic-properties svg:stroke-width="0.035cm"/>
      <style:text-properties fo:color="#000000" fo:font-family="Arial" fo:font-size="10pt" style:font-size-asian="10pt" style:font-size-complex="10pt"/>
    </style:style>
    <style:style style:name="ch4" style:family="chart">
      <style:chart-properties style:rotation-angle="0"/>
      <style:text-properties fo:color="#000000" fo:font-family="Arial" fo:font-size="12pt" style:font-size-asian="12pt" style:font-size-complex="12pt"/>
    </style:style>
    <style:style style:name="ch5" style:family="chart">
      <style:graphic-properties svg:stroke-width="0.035cm"/>
    </style:style>
    <style:style style:name="ch6" style:family="chart">
      <style:chart-properties style:rotation-angle="90"/>
      <style:text-properties fo:color="#000000" fo:font-family="Arial" fo:font-size="12pt" style:font-size-asian="12pt" style:font-size-complex="12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chart>
      <chart:chart svg:width="16.006cm" svg:height="13.388cm" xlink:href=".." xlink:type="simple" chart:class="chart:scatter" chart:style-name="ch1">
        <chart:plot-area chart:style-name="ch2" table:cell-range-address="QA.B4:QA.C210" svg:x="1.08cm" svg:y="1.173cm" svg:width="11.639cm" svg:height="10.844cm">
          <chartooo:coordinate-region svg:x="2.257cm" svg:y="1.372cm" svg:width="9.998cm" svg:height="9.998cm"/>
          <chart:axis chart:dimension="x" chart:name="primary-x" chart:style-name="ch3">
            <chart:title svg:x="4.825cm" svg:y="11.983cm" chart:style-name="ch4">
              <text:p>Without Bloqqer [sec]</text:p>
            </chart:title>
            <chart:grid chart:style-name="ch5" chart:class="major"/>
          </chart:axis>
          <chart:axis chart:dimension="y" chart:name="primary-y" chart:style-name="ch3">
            <chart:title svg:x="0.456cm" svg:y="8.378cm" chart:style-name="ch6">
              <text:p>With Bloqqer [sec]</text:p>
            </chart:title>
            <chart:grid chart:style-name="ch5" chart:class="major"/>
          </chart:axis>
          <chart:series chart:style-name="ch7" chart:values-cell-range-address="QA.C4:QA.C210" chart:class="chart:scatter">
            <chart:domain table:cell-range-address="QA.B4:QA.B210"/>
            <chart:data-point chart:repeated="207"/>
          </chart:series>
          <chart:wall chart:style-name="ch8"/>
          <chart:floor chart:style-name="ch9"/>
        </chart:plot-area>
        <draw:line draw:name="Line 1" draw:style-name="gr1" draw:text-style-name="P1" svg:x1="2.26cm" svg:y1="11.383cm" svg:x2="12.26cm" svg:y2="1.383cm">
          <text:p/>
        </draw:line>
        <draw:line draw:name="Line 2" draw:style-name="gr1" draw:text-style-name="P1" svg:x1="4.76cm" svg:y1="11.37cm" svg:x2="13.76cm" svg:y2="2.37cm">
          <text:p/>
        </draw:line>
        <draw:custom-shape draw:name="Text 3" draw:style-name="gr2" draw:text-style-name="P3" svg:width="1.701cm" svg:height="5.717cm" draw:transform="rotate (0.785398163397448) translate (12.341cm 3.141cm)">
          <text:p text:style-name="P2"><text:span text:style-name="T1">1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name="Line 4" draw:style-name="gr1" draw:text-style-name="P1" svg:x1="7.26cm" svg:y1="11.377cm" svg:x2="13.76cm" svg:y2="4.877cm">
          <text:p/>
        </draw:line>
        <draw:custom-shape draw:name="Text 5" draw:style-name="gr2" draw:text-style-name="P3" svg:width="1.704cm" svg:height="1.59cm" draw:transform="rotate (0.785398163397448) translate (12.3cm 5.698cm)">
          <text:p text:style-name="P2"><text:span text:style-name="T1">10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A.B4:QA.B210</svg:desc>
                </draw:g>
              </table:table-cell>
              <table:table-cell office:value-type="float" office:value="1">
                <text:p>1</text:p>
                <draw:g>
                  <svg:desc>QA.C4:QA.C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7">
                <text:p>1.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.79">
                <text:p>216.79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.44">
                <text:p>229.4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183.62">
                <text:p>183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6255.93">
                <text:p>6255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6">
                <text:p>3.2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8">
                <text:p>1.58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83">
                <text:p>7.83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77">
                <text:p>3.77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6.75">
                <text:p>216.75</text:p>
              </table:table-cell>
              <table:table-cell office:value-type="float" office:value="1981.27">
                <text:p>1981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.26">
                <text:p>108.26</text:p>
              </table:table-cell>
              <table:table-cell office:value-type="float" office:value="557.24">
                <text:p>557.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83.67">
                <text:p>6183.67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99">
                <text:p>3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2">
                <text:p>2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05">
                <text:p>114.0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.36">
                <text:p>8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36">
                <text:p>1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2">
                <text:p>4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07">
                <text:p>58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28">
                <text:p>2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66.25">
                <text:p>3266.25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95.09">
                <text:p>2395.0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.11">
                <text:p>298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.78">
                <text:p>112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3.84">
                <text:p>1473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6.14">
                <text:p>596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3.87">
                <text:p>8433.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61.71">
                <text:p>3861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">
                <text:p>7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9.21">
                <text:p>30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0">
                <text:p>100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0">
                <text:p>10000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321.06">
                <text:p>321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0">
                <text:p>10000</text:p>
              </table:table-cell>
              <table:table-cell office:value-type="float" office:value="2058.35">
                <text:p>2058.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8">
                <text:p>2.78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4">
                <text:p>2.74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">
                <text:p>1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.77">
                <text:p>40.77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83">
                <text:p>26.83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5.8">
                <text:p>1675.8</text:p>
              </table:table-cell>
              <table:table-cell office:value-type="float" office:value="520.35">
                <text:p>520.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2.13">
                <text:p>1052.13</text:p>
              </table:table-cell>
              <table:table-cell office:value-type="float" office:value="239.57">
                <text:p>239.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0">
                <text:p>10000</text:p>
              </table:table-cell>
              <table:table-cell office:value-type="float" office:value="2978.64">
                <text:p>2978.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0">
                <text:p>10000</text:p>
              </table:table-cell>
              <table:table-cell office:value-type="float" office:value="1313.1">
                <text:p>1313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0">
                <text:p>10000</text:p>
              </table:table-cell>
              <table:table-cell office:value-type="float" office:value="8419.26">
                <text:p>8419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.41">
                <text:p>49.41</text:p>
              </table:table-cell>
              <table:table-cell office:value-type="float" office:value="129.38">
                <text:p>129.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2.23">
                <text:p>292.23</text:p>
              </table:table-cell>
              <table:table-cell office:value-type="float" office:value="725.71">
                <text:p>725.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09.73">
                <text:p>4409.73</text:p>
              </table:table-cell>
              <table:table-cell office:value-type="float" office:value="4182.34">
                <text:p>4182.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.05">
                <text:p>63.05</text:p>
              </table:table-cell>
              <table:table-cell office:value-type="float" office:value="312.19">
                <text:p>312.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9.71">
                <text:p>1069.71</text:p>
              </table:table-cell>
              <table:table-cell office:value-type="float" office:value="3304.1">
                <text:p>3304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.8">
                <text:p>44.8</text:p>
              </table:table-cell>
              <table:table-cell office:value-type="float" office:value="198.52">
                <text:p>198.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8.24">
                <text:p>658.24</text:p>
              </table:table-cell>
              <table:table-cell office:value-type="float" office:value="1370.64">
                <text:p>1370.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49.43">
                <text:p>1649.43</text:p>
              </table:table-cell>
              <table:table-cell office:value-type="float" office:value="990.64">
                <text:p>990.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37.69">
                <text:p>6937.69</text:p>
              </table:table-cell>
              <table:table-cell office:value-type="float" office:value="6288.83">
                <text:p>6288.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71.84">
                <text:p>4671.84</text:p>
              </table:table-cell>
              <table:table-cell office:value-type="float" office:value="3036.9">
                <text:p>3036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/>
    </style:style>
    <style:style style:name="ch3" style:family="chart" style:data-style-name="N0">
      <style:chart-properties chart:display-label="true" chart:logarithmic="true" chart:minimum="1" chart:maximum="10001" chart:reverse-direction="false" text:line-break="false" chart:axis-position="0" chart:tick-mark-position="at-axis"/>
      <style:graphic-properties svg:stroke-width="0.035cm"/>
      <style:text-properties fo:color="#000000" fo:font-family="Arial" fo:font-size="10pt" style:font-size-asian="10pt" style:font-size-complex="10pt"/>
    </style:style>
    <style:style style:name="ch4" style:family="chart">
      <style:chart-properties style:rotation-angle="0"/>
      <style:text-properties fo:color="#000000" fo:font-family="Arial" fo:font-size="12pt" style:font-size-asian="12pt" style:font-size-complex="12pt"/>
    </style:style>
    <style:style style:name="ch5" style:family="chart">
      <style:graphic-properties svg:stroke-width="0.035cm"/>
    </style:style>
    <style:style style:name="ch6" style:family="chart">
      <style:chart-properties style:rotation-angle="90"/>
      <style:text-properties fo:color="#000000" fo:font-family="Arial" fo:font-size="12pt" style:font-size-asian="12pt" style:font-size-complex="12pt"/>
    </style:style>
    <style:style style:name="ch7" style:family="chart" style:data-style-name="N0">
      <style:chart-properties chart:symbol-type="named-symbol" chart:symbol-name="x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chart>
      <chart:chart svg:width="16.006cm" svg:height="13.388cm" xlink:href=".." xlink:type="simple" chart:class="chart:scatter" chart:style-name="ch1">
        <chart:plot-area chart:style-name="ch2" table:cell-range-address="QAG.B4:QAG.C210" svg:x="1.08cm" svg:y="1.173cm" svg:width="11.639cm" svg:height="10.844cm">
          <chartooo:coordinate-region svg:x="2.257cm" svg:y="1.372cm" svg:width="9.998cm" svg:height="9.998cm"/>
          <chart:axis chart:dimension="x" chart:name="primary-x" chart:style-name="ch3">
            <chart:title svg:x="4.825cm" svg:y="11.983cm" chart:style-name="ch4">
              <text:p>Without Bloqqer [sec]</text:p>
            </chart:title>
            <chart:grid chart:style-name="ch5" chart:class="major"/>
          </chart:axis>
          <chart:axis chart:dimension="y" chart:name="primary-y" chart:style-name="ch3">
            <chart:title svg:x="0.456cm" svg:y="8.378cm" chart:style-name="ch6">
              <text:p>With Bloqqer [sec]</text:p>
            </chart:title>
            <chart:grid chart:style-name="ch5" chart:class="major"/>
          </chart:axis>
          <chart:series chart:style-name="ch7" chart:values-cell-range-address="QAG.C4:QAG.C210" chart:class="chart:scatter">
            <chart:domain table:cell-range-address="QAG.B4:QAG.B210"/>
            <chart:data-point chart:repeated="207"/>
          </chart:series>
          <chart:wall chart:style-name="ch8"/>
          <chart:floor chart:style-name="ch9"/>
        </chart:plot-area>
        <draw:line draw:name="Line 1" draw:style-name="gr1" draw:text-style-name="P1" svg:x1="2.26cm" svg:y1="11.383cm" svg:x2="12.26cm" svg:y2="1.383cm">
          <text:p/>
        </draw:line>
        <draw:line draw:name="Line 2" draw:style-name="gr1" draw:text-style-name="P1" svg:x1="4.76cm" svg:y1="11.37cm" svg:x2="13.76cm" svg:y2="2.37cm">
          <text:p/>
        </draw:line>
        <draw:custom-shape draw:name="Text 3" draw:style-name="gr2" draw:text-style-name="P3" svg:width="1.701cm" svg:height="5.717cm" draw:transform="rotate (0.785398163397448) translate (12.341cm 3.141cm)">
          <text:p text:style-name="P2"><text:span text:style-name="T1">1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name="Line 4" draw:style-name="gr1" draw:text-style-name="P1" svg:x1="7.26cm" svg:y1="11.377cm" svg:x2="13.76cm" svg:y2="4.877cm">
          <text:p/>
        </draw:line>
        <draw:custom-shape draw:name="Text 5" draw:style-name="gr2" draw:text-style-name="P3" svg:width="1.704cm" svg:height="1.59cm" draw:transform="rotate (0.785398163397448) translate (12.3cm 5.698cm)">
          <text:p text:style-name="P2"><text:span text:style-name="T1">10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AG.B4:QAG.B210</svg:desc>
                </draw:g>
              </table:table-cell>
              <table:table-cell office:value-type="float" office:value="1">
                <text:p>1</text:p>
                <draw:g>
                  <svg:desc>QAG.C4:QAG.C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.04">
                <text:p>285.0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.24">
                <text:p>241.24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163.11">
                <text:p>163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40.85">
                <text:p>40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33.62">
                <text:p>33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">
                <text:p>1.2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15">
                <text:p>6.15</text:p>
              </table:table-cell>
              <table:table-cell office:value-type="float" office:value="87.11">
                <text:p>87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4">
                <text:p>2.94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5">
                <text:p>15.25</text:p>
              </table:table-cell>
              <table:table-cell office:value-type="float" office:value="219.71">
                <text:p>219.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1">
                <text:p>7.21</text:p>
              </table:table-cell>
              <table:table-cell office:value-type="float" office:value="55.96">
                <text:p>55.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1.97">
                <text:p>431.97</text:p>
              </table:table-cell>
              <table:table-cell office:value-type="float" office:value="7355.2">
                <text:p>7355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8.25">
                <text:p>198.25</text:p>
              </table:table-cell>
              <table:table-cell office:value-type="float" office:value="1999.17">
                <text:p>1999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19">
                <text:p>7.1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2">
                <text:p>4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.27">
                <text:p>208.2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0.98">
                <text:p>130.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26">
                <text:p>12.2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58">
                <text:p>57.5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1">
                <text:p>5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96.55">
                <text:p>5596.55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50.72">
                <text:p>3650.72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6.24">
                <text:p>276.2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.25">
                <text:p>28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78.4">
                <text:p>1378.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1.85">
                <text:p>171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65.63">
                <text:p>8165.6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4.05">
                <text:p>1334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0">
                <text:p>1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0">
                <text:p>100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52">
                <text:p>7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8.24">
                <text:p>318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0">
                <text:p>10000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0">
                <text:p>10000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308.82">
                <text:p>308.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0">
                <text:p>10000</text:p>
              </table:table-cell>
              <table:table-cell office:value-type="float" office:value="1900.55">
                <text:p>1900.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2">
                <text:p>1.12</text:p>
              </table:table-cell>
              <table:table-cell office:value-type="float" office:value="93.22">
                <text:p>93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3">
                <text:p>1.13</text:p>
              </table:table-cell>
              <table:table-cell office:value-type="float" office:value="92.89">
                <text:p>92.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61">
                <text:p>7.61</text:p>
              </table:table-cell>
              <table:table-cell office:value-type="float" office:value="707.19">
                <text:p>707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29">
                <text:p>7.29</text:p>
              </table:table-cell>
              <table:table-cell office:value-type="float" office:value="705.74">
                <text:p>705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">
                <text:p>1.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2">
                <text:p>1.52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.12">
                <text:p>49.12</text:p>
              </table:table-cell>
              <table:table-cell office:value-type="float" office:value="109.12">
                <text:p>109.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.45">
                <text:p>38.45</text:p>
              </table:table-cell>
              <table:table-cell office:value-type="float" office:value="49.32">
                <text:p>49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22.29">
                <text:p>2022.29</text:p>
              </table:table-cell>
              <table:table-cell office:value-type="float" office:value="1204.76">
                <text:p>1204.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69.63">
                <text:p>1369.63</text:p>
              </table:table-cell>
              <table:table-cell office:value-type="float" office:value="529.74">
                <text:p>529.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0">
                <text:p>10000</text:p>
              </table:table-cell>
              <table:table-cell office:value-type="float" office:value="7056.39">
                <text:p>7056.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0">
                <text:p>10000</text:p>
              </table:table-cell>
              <table:table-cell office:value-type="float" office:value="3012.27">
                <text:p>3012.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.33">
                <text:p>38.33</text:p>
              </table:table-cell>
              <table:table-cell office:value-type="float" office:value="105.26">
                <text:p>105.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7.29">
                <text:p>247.29</text:p>
              </table:table-cell>
              <table:table-cell office:value-type="float" office:value="554.58">
                <text:p>554.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3.11">
                <text:p>1663.11</text:p>
              </table:table-cell>
              <table:table-cell office:value-type="float" office:value="2098.03">
                <text:p>2098.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0">
                <text:p>10000</text:p>
              </table:table-cell>
              <table:table-cell office:value-type="float" office:value="4680.32">
                <text:p>4680.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.7">
                <text:p>41.7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5.52">
                <text:p>245.52</text:p>
              </table:table-cell>
              <table:table-cell office:value-type="float" office:value="640.02">
                <text:p>640.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50.35">
                <text:p>1150.35</text:p>
              </table:table-cell>
              <table:table-cell office:value-type="float" office:value="1189.39">
                <text:p>1189.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00">
                <text:p>10000</text:p>
              </table:table-cell>
              <table:table-cell office:value-type="float" office:value="8145.25">
                <text:p>8145.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3">
                <text:p>53</text:p>
              </table:table-cell>
              <table:table-cell office:value-type="float" office:value="194.02">
                <text:p>194.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8.8">
                <text:p>278.8</text:p>
              </table:table-cell>
              <table:table-cell office:value-type="float" office:value="868.17">
                <text:p>868.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16.01">
                <text:p>2416.01</text:p>
              </table:table-cell>
              <table:table-cell office:value-type="float" office:value="4853.36">
                <text:p>4853.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54">
                <text:p>4354</text:p>
              </table:table-cell>
              <table:table-cell office:value-type="float" office:value="2447.67">
                <text:p>2447.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52.52">
                <text:p>6952.52</text:p>
              </table:table-cell>
              <table:table-cell office:value-type="float" office:value="8345.25">
                <text:p>8345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89.95">
                <text:p>8689.95</text:p>
              </table:table-cell>
              <table:table-cell office:value-type="float" office:value="5467.7">
                <text:p>5467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true" chart:minimum="1" chart:maximum="10001" chart:reverse-direction="false" text:line-break="false" chart:axis-position="0" chart:tick-mark-position="at-axis"/>
      <style:graphic-properties svg:stroke-width="0.035cm"/>
      <style:text-properties fo:color="#000000" fo:font-family="Arial" fo:font-size="10pt" style:font-size-asian="10pt" style:font-size-complex="10pt"/>
    </style:style>
    <style:style style:name="ch5" style:family="chart">
      <style:chart-properties style:rotation-angle="0"/>
      <style:text-properties fo:color="#000000" fo:font-family="Arial" fo:font-size="12pt" style:font-size-asian="12pt" style:font-size-complex="12pt"/>
    </style:style>
    <style:style style:name="ch6" style:family="chart">
      <style:graphic-properties svg:stroke-width="0.035cm"/>
    </style:style>
    <style:style style:name="ch7" style:family="chart">
      <style:chart-properties style:rotation-angle="90"/>
      <style:text-properties fo:color="#000000" fo:font-family="Arial" fo:font-size="12pt" style:font-size-asian="12pt" style:font-size-complex="12pt"/>
    </style:style>
    <style:style style:name="ch8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chart>
      <chart:chart svg:width="16.006cm" svg:height="13.388cm" xlink:href=".." xlink:type="simple" chart:class="chart:scatter" chart:style-name="ch1">
        <chart:legend svg:x="2.616cm" svg:y="1.848cm" style:legend-expansion="custom" chartooo:width="3.059cm" chartooo:height="1.096cm" style:legend-expansion-aspect-ratio="2.79105839416058" chart:style-name="ch2"/>
        <chart:plot-area chart:style-name="ch3" table:cell-range-address="Q1.B4:Q1.C210 Q1.H38:Q1.H39 T.C4:T.C135" chart:data-source-has-labels="row" svg:x="1.08cm" svg:y="1.173cm" svg:width="11.639cm" svg:height="10.844cm">
          <chartooo:coordinate-region svg:x="2.257cm" svg:y="1.372cm" svg:width="9.998cm" svg:height="9.998cm"/>
          <chart:axis chart:dimension="x" chart:name="primary-x" chart:style-name="ch4">
            <chart:title svg:x="4.825cm" svg:y="11.983cm" chart:style-name="ch5">
              <text:p>Without Bloqqer [sec]</text:p>
            </chart:title>
            <chart:grid chart:style-name="ch6" chart:class="major"/>
          </chart:axis>
          <chart:axis chart:dimension="y" chart:name="primary-y" chart:style-name="ch4">
            <chart:title svg:x="0.456cm" svg:y="8.378cm" chart:style-name="ch7">
              <text:p>With Bloqqer [sec]</text:p>
            </chart:title>
            <chart:grid chart:style-name="ch6" chart:class="major"/>
          </chart:axis>
          <chart:series chart:style-name="ch8" chart:values-cell-range-address="Q1.C4:Q1.C210" chart:label-cell-address="Q1.H38:Q1.H38" chart:class="chart:scatter">
            <chart:domain table:cell-range-address="Q1.B4:Q1.B210"/>
            <chart:data-point chart:repeated="207"/>
          </chart:series>
          <chart:series chart:style-name="ch9" chart:values-cell-range-address="T.C4:T.C135" chart:label-cell-address="Q1.H39:Q1.H39" chart:class="chart:scatter">
            <chart:domain table:cell-range-address="T.B4:T.B135"/>
            <chart:data-point chart:repeated="132"/>
          </chart:series>
          <chart:wall chart:style-name="ch10"/>
          <chart:floor chart:style-name="ch11"/>
        </chart:plot-area>
        <draw:line draw:name="Line 1" draw:style-name="gr1" draw:text-style-name="P1" svg:x1="2.26cm" svg:y1="11.383cm" svg:x2="12.26cm" svg:y2="1.383cm">
          <text:p/>
        </draw:line>
        <draw:line draw:name="Line 2" draw:style-name="gr1" draw:text-style-name="P1" svg:x1="4.76cm" svg:y1="11.37cm" svg:x2="13.76cm" svg:y2="2.37cm">
          <text:p/>
        </draw:line>
        <draw:custom-shape draw:name="Text 3" draw:style-name="gr2" draw:text-style-name="P3" svg:width="1.701cm" svg:height="5.717cm" draw:transform="rotate (0.785398163397448) translate (12.341cm 3.141cm)">
          <text:p text:style-name="P2"><text:span text:style-name="T1">1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line draw:name="Line 4" draw:style-name="gr1" draw:text-style-name="P1" svg:x1="7.26cm" svg:y1="11.377cm" svg:x2="13.76cm" svg:y2="4.877cm">
          <text:p/>
        </draw:line>
        <draw:custom-shape draw:name="Text 5" draw:style-name="gr2" draw:text-style-name="P3" svg:width="1.704cm" svg:height="1.59cm" draw:transform="rotate (0.785398163397448) translate (12.3cm 5.698cm)">
          <text:p text:style-name="P2"><text:span text:style-name="T1">100 times faster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arning-Based</text:p>
                <draw:g>
                  <svg:desc>Q1.H38:Q1.H3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emplate-Based</text:p>
                <draw:g>
                  <svg:desc>Q1.H39:Q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Q1.B4:Q1.B210</svg:desc>
                </draw:g>
              </table:table-cell>
              <table:table-cell office:value-type="float" office:value="1">
                <text:p>1</text:p>
                <draw:g>
                  <svg:desc>Q1.C4:Q1.C210</svg:desc>
                </draw:g>
              </table:table-cell>
              <table:table-cell office:value-type="float" office:value="4">
                <text:p>4</text:p>
                <draw:g>
                  <svg:desc>T.B4:T.B135</svg:desc>
                </draw:g>
              </table:table-cell>
              <table:table-cell office:value-type="float" office:value="4">
                <text:p>4</text:p>
                <draw:g>
                  <svg:desc>T.C4:T.C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.42">
                <text:p>225.42</text:p>
              </table:table-cell>
              <table:table-cell office:value-type="float" office:value="7.43">
                <text:p>7.43</text:p>
              </table:table-cell>
              <table:table-cell office:value-type="float" office:value="13.77">
                <text:p>13.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.71">
                <text:p>244.71</text:p>
              </table:table-cell>
              <table:table-cell office:value-type="float" office:value="1.87">
                <text:p>1.87</text:p>
              </table:table-cell>
              <table:table-cell office:value-type="float" office:value="12.36">
                <text:p>1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197.28">
                <text:p>197.28</text:p>
              </table:table-cell>
              <table:table-cell office:value-type="float" office:value="468.39">
                <text:p>468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13.51">
                <text:p>13.51</text:p>
              </table:table-cell>
              <table:table-cell office:value-type="float" office:value="446.19">
                <text:p>446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4850.2">
                <text:p>4850.2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.15">
                <text:p>3.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9">
                <text:p>1.09</text:p>
              </table:table-cell>
              <table:table-cell office:value-type="float" office:value="8.04">
                <text:p>8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2">
                <text:p>2.62</text:p>
              </table:table-cell>
              <table:table-cell office:value-type="float" office:value="17.78">
                <text:p>17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5.86">
                <text:p>5.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3">
                <text:p>6.23</text:p>
              </table:table-cell>
              <table:table-cell office:value-type="float" office:value="42.92">
                <text:p>42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7">
                <text:p>2.97</text:p>
              </table:table-cell>
              <table:table-cell office:value-type="float" office:value="14.1">
                <text:p>14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.5">
                <text:p>169.5</text:p>
              </table:table-cell>
              <table:table-cell office:value-type="float" office:value="1399.26">
                <text:p>1399.26</text:p>
              </table:table-cell>
              <table:table-cell office:value-type="float" office:value="8.1">
                <text:p>8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69">
                <text:p>81.69</text:p>
              </table:table-cell>
              <table:table-cell office:value-type="float" office:value="482.36">
                <text:p>482.36</text:p>
              </table:table-cell>
              <table:table-cell office:value-type="float" office:value="6.42">
                <text:p>6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17.61">
                <text:p>9117.61</text:p>
              </table:table-cell>
              <table:table-cell office:value-type="float" office:value="10000">
                <text:p>10000</text:p>
              </table:table-cell>
              <table:table-cell office:value-type="float" office:value="529.33">
                <text:p>529.3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9.32">
                <text:p>4569.32</text:p>
              </table:table-cell>
              <table:table-cell office:value-type="float" office:value="10000">
                <text:p>10000</text:p>
              </table:table-cell>
              <table:table-cell office:value-type="float" office:value="583.47">
                <text:p>583.4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6.19">
                <text:p>1006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8.32">
                <text:p>68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6.71">
                <text:p>136.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4.07">
                <text:p>304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9.9">
                <text:p>7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7">
                <text:p>1.97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48.27">
                <text:p>48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1.69">
                <text:p>101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16">
                <text:p>56.16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.87">
                <text:p>38.87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5">
                <text:p>6.65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.83">
                <text:p>31.83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31">
                <text:p>12.3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80.96">
                <text:p>1580.96</text:p>
              </table:table-cell>
              <table:table-cell office:value-type="float" office:value="1.24">
                <text:p>1.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4.9">
                <text:p>1154.9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2.04">
                <text:p>162.04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.26">
                <text:p>67.26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5.07">
                <text:p>875.07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4.58">
                <text:p>404.58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98.11">
                <text:p>5498.1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63.34">
                <text:p>2663.34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6544.6">
                <text:p>6544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05">
                <text:p>8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1.19">
                <text:p>351.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00">
                <text:p>10000</text:p>
              </table:table-cell>
              <table:table-cell office:value-type="float" office:value="4.07">
                <text:p>4.07</text:p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00">
                <text:p>10000</text:p>
              </table:table-cell>
              <table:table-cell office:value-type="float" office:value="18.5">
                <text:p>18.5</text:p>
              </table:table-cell>
              <table:table-cell office:value-type="float" office:value="13.45">
                <text:p>13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0">
                <text:p>10000</text:p>
              </table:table-cell>
              <table:table-cell office:value-type="float" office:value="336.58">
                <text:p>336.58</text:p>
              </table:table-cell>
              <table:table-cell office:value-type="float" office:value="81.22">
                <text:p>8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0">
                <text:p>10000</text:p>
              </table:table-cell>
              <table:table-cell office:value-type="float" office:value="2114.93">
                <text:p>2114.93</text:p>
              </table:table-cell>
              <table:table-cell office:value-type="float" office:value="404.94">
                <text:p>404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2569.67">
                <text:p>2569.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0.72">
                <text:p>37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4.63">
                <text:p>374.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.34">
                <text:p>1.3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1">
                <text:p>2.31</text:p>
              </table:table-cell>
              <table:table-cell office:value-type="float" office:value="5.38">
                <text:p>5.3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5">
                <text:p>2.15</text:p>
              </table:table-cell>
              <table:table-cell office:value-type="float" office:value="5.43">
                <text:p>5.4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  <table:table-cell office:value-type="float" office:value="3.56">
                <text:p>3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.06">
                <text:p>2.06</text:p>
              </table:table-cell>
              <table:table-cell office:value-type="float" office:value="5.05">
                <text:p>5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38">
                <text:p>29.38</text:p>
              </table:table-cell>
              <table:table-cell office:value-type="float" office:value="38.83">
                <text:p>38.83</text:p>
              </table:table-cell>
              <table:table-cell office:value-type="float" office:value="233.72">
                <text:p>23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46">
                <text:p>17.46</text:p>
              </table:table-cell>
              <table:table-cell office:value-type="float" office:value="21.26">
                <text:p>21.26</text:p>
              </table:table-cell>
              <table:table-cell office:value-type="float" office:value="183.75">
                <text:p>183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1.95">
                <text:p>1851.95</text:p>
              </table:table-cell>
              <table:table-cell office:value-type="float" office:value="359.47">
                <text:p>359.47</text:p>
              </table:table-cell>
              <table:table-cell office:value-type="float" office:value="5643.02">
                <text:p>5643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5.21">
                <text:p>565.21</text:p>
              </table:table-cell>
              <table:table-cell office:value-type="float" office:value="198.83">
                <text:p>198.83</text:p>
              </table:table-cell>
              <table:table-cell office:value-type="float" office:value="3008.35">
                <text:p>3008.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0">
                <text:p>10000</text:p>
              </table:table-cell>
              <table:table-cell office:value-type="float" office:value="2290">
                <text:p>2290</text:p>
              </table:table-cell>
              <table:table-cell office:value-type="float" office:value="10000">
                <text:p>10000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0">
                <text:p>10000</text:p>
              </table:table-cell>
              <table:table-cell office:value-type="float" office:value="1116.18">
                <text:p>1116.18</text:p>
              </table:table-cell>
              <table:table-cell office:value-type="float" office:value="10000">
                <text:p>10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0">
                <text:p>10000</text:p>
              </table:table-cell>
              <table:table-cell office:value-type="float" office:value="7055.67">
                <text:p>7055.67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4441.56">
                <text:p>4441.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.86">
                <text:p>36.86</text:p>
              </table:table-cell>
              <table:table-cell office:value-type="float" office:value="143.39">
                <text:p>14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7.95">
                <text:p>497.95</text:p>
              </table:table-cell>
              <table:table-cell office:value-type="float" office:value="757.71">
                <text:p>757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93.77">
                <text:p>7293.77</text:p>
              </table:table-cell>
              <table:table-cell office:value-type="float" office:value="7701.24">
                <text:p>770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.33">
                <text:p>76.33</text:p>
              </table:table-cell>
              <table:table-cell office:value-type="float" office:value="327.04">
                <text:p>32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38.11">
                <text:p>2438.11</text:p>
              </table:table-cell>
              <table:table-cell office:value-type="float" office:value="4003.23">
                <text:p>400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.15">
                <text:p>49.15</text:p>
              </table:table-cell>
              <table:table-cell office:value-type="float" office:value="209.24">
                <text:p>209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90.66">
                <text:p>1090.66</text:p>
              </table:table-cell>
              <table:table-cell office:value-type="float" office:value="1455.92">
                <text:p>145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25.3">
                <text:p>1925.3</text:p>
              </table:table-cell>
              <table:table-cell office:value-type="float" office:value="678.45">
                <text:p>67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00">
                <text:p>10000</text:p>
              </table:table-cell>
              <table:table-cell office:value-type="float" office:value="5392.46">
                <text:p>539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">
                <text:p>10000</text:p>
              </table:table-cell>
              <table:table-cell office:value-type="float" office:value="4396.63">
                <text:p>4396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